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49cm" fo:border="0.05pt solid #000000" style:writing-mode="page"/>
    </style:style>
    <style:style style:name="Tableau4.A2" style:family="table-cell">
      <style:table-cell-properties fo:padding="0.049cm" fo:border-left="0.05pt solid #000000" fo:border-right="0.05pt solid #000000" fo:border-top="none" fo:border-bottom="0.05pt solid #000000" style:writing-mode="pag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49cm" fo:border="0.05pt solid #000000" style:writing-mode="page"/>
    </style:style>
    <style:style style:name="Tableau3.A2" style:family="table-cell">
      <style:table-cell-properties fo:padding="0.049cm" fo:border-left="0.05pt solid #000000" fo:border-right="0.05pt solid #000000" fo:border-top="none" fo:border-bottom="0.05pt solid #000000" style:writing-mode="page"/>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49cm" fo:border="0.05pt solid #000000" style:writing-mode="page"/>
    </style:style>
    <style:style style:name="Tableau1.A2" style:family="table-cell">
      <style:table-cell-properties fo:padding="0.049cm" fo:border-left="0.05pt solid #000000" fo:border-right="0.05pt solid #000000" fo:border-top="none" fo:border-bottom="0.05pt solid #000000" style:writing-mode="pag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49cm" fo:border="0.05pt solid #000000" style:writing-mode="page"/>
    </style:style>
    <style:style style:name="Tableau6.A2" style:family="table-cell">
      <style:table-cell-properties fo:padding="0.049cm" fo:border-left="0.05pt solid #000000" fo:border-right="0.05pt solid #000000" fo:border-top="none" fo:border-bottom="0.05pt solid #000000" style:writing-mode="page"/>
    </style:style>
    <style:style style:name="Tableau2" style:family="table">
      <style:table-properties style:width="17cm" table:align="margins"/>
    </style:style>
    <style:style style:name="Tableau2.A" style:family="table-column">
      <style:table-column-properties style:column-width="8.408cm" style:rel-column-width="32413*"/>
    </style:style>
    <style:style style:name="Tableau2.B" style:family="table-column">
      <style:table-column-properties style:column-width="8.592cm" style:rel-column-width="33122*"/>
    </style:style>
    <style:style style:name="Tableau2.A1" style:family="table-cell">
      <style:table-cell-properties fo:padding="0.049cm" fo:border="0.05pt solid #000000" style:writing-mode="page"/>
    </style:style>
    <style:style style:name="Tableau2.A2" style:family="table-cell">
      <style:table-cell-properties fo:padding="0.049cm" fo:border-left="0.05pt solid #000000" fo:border-right="none" fo:border-top="none" fo:border-bottom="0.05pt solid #000000" style:writing-mode="page"/>
    </style:style>
    <style:style style:name="Tableau2.B2" style:family="table-cell">
      <style:table-cell-properties fo:padding="0.049cm" fo:border-left="0.05pt solid #000000" fo:border-right="0.05pt solid #000000" fo:border-top="none" fo:border-bottom="0.05pt solid #000000" style:writing-mode="page"/>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49cm" fo:border="0.05pt solid #000000" style:writing-mode="page"/>
    </style:style>
    <style:style style:name="Tableau7.A2" style:family="table-cell">
      <style:table-cell-properties fo:padding="0.049cm" fo:border-left="0.05pt solid #000000" fo:border-right="0.05pt solid #000000" fo:border-top="none" fo:border-bottom="0.05pt solid #000000" style:writing-mode="page"/>
    </style:style>
    <style:style style:name="Tableau5" style:family="table">
      <style:table-properties style:width="17cm" table:align="margins"/>
    </style:style>
    <style:style style:name="Tableau5.A" style:family="table-column">
      <style:table-column-properties style:column-width="8.5cm" style:rel-column-width="32768*"/>
    </style:style>
    <style:style style:name="Tableau5.B" style:family="table-column">
      <style:table-column-properties style:column-width="8.5cm" style:rel-column-width="32767*"/>
    </style:style>
    <style:style style:name="Tableau5.A1" style:family="table-cell">
      <style:table-cell-properties fo:padding="0.049cm" fo:border="0.05pt solid #000000" style:writing-mode="page"/>
    </style:style>
    <style:style style:name="Tableau5.A2" style:family="table-cell">
      <style:table-cell-properties fo:padding="0.049cm" fo:border-left="0.05pt solid #000000" fo:border-right="none" fo:border-top="0.05pt solid #000000" fo:border-bottom="0.05pt solid #000000" style:writing-mode="page"/>
    </style:style>
    <style:style style:name="Tableau5.A3" style:family="table-cell">
      <style:table-cell-properties fo:padding="0.049cm" fo:border-left="0.05pt solid #000000" fo:border-right="none" fo:border-top="none" fo:border-bottom="0.05pt solid #000000" style:writing-mode="page"/>
    </style:style>
    <style:style style:name="Tableau5.B3" style:family="table-cell">
      <style:table-cell-properties fo:padding="0.049cm" fo:border-left="0.05pt solid #000000" fo:border-right="0.05pt solid #000000" fo:border-top="none" fo:border-bottom="0.05pt solid #000000" style:writing-mode="page"/>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49cm" fo:border="0.05pt solid #000000" style:writing-mode="page"/>
    </style:style>
    <style:style style:name="Tableau8.A2" style:family="table-cell">
      <style:table-cell-properties fo:padding="0.049cm" fo:border-left="0.05pt solid #000000" fo:border-right="0.05pt solid #000000" fo:border-top="none" fo:border-bottom="0.05pt solid #000000" style:writing-mode="page"/>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49cm" fo:border="0.05pt solid #000000" style:writing-mode="page"/>
    </style:style>
    <style:style style:name="Tableau9.A2"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text-properties officeooo:rsid="0071aaa0" officeooo:paragraph-rsid="0071aaa0"/>
    </style:style>
    <style:style style:name="P2" style:family="paragraph" style:parent-style-name="Standard">
      <style:paragraph-properties fo:text-align="justify" style:justify-single-word="false"/>
      <style:text-properties officeooo:paragraph-rsid="0047ed8b"/>
    </style:style>
    <style:style style:name="P3" style:family="paragraph" style:parent-style-name="Standard">
      <style:paragraph-properties fo:text-align="justify" style:justify-single-word="false"/>
      <style:text-properties officeooo:rsid="003e5a64" officeooo:paragraph-rsid="003e5a64"/>
    </style:style>
    <style:style style:name="P4" style:family="paragraph" style:parent-style-name="Standard">
      <style:text-properties style:font-name="Liberation Serif" officeooo:rsid="001c3769"/>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03a2eef"/>
    </style:style>
    <style:style style:name="P7" style:family="paragraph" style:parent-style-name="Table_20_Contents">
      <style:paragraph-properties fo:text-align="justify" style:justify-single-word="false"/>
      <style:text-properties officeooo:paragraph-rsid="003e5a64"/>
    </style:style>
    <style:style style:name="P8" style:family="paragraph" style:parent-style-name="Table_20_Contents">
      <style:paragraph-properties fo:text-align="justify" style:justify-single-word="false"/>
      <style:text-properties officeooo:paragraph-rsid="0040459b"/>
    </style:style>
    <style:style style:name="P9" style:family="paragraph" style:parent-style-name="Table_20_Contents">
      <style:paragraph-properties fo:text-align="justify" style:justify-single-word="false"/>
      <style:text-properties officeooo:paragraph-rsid="0045a096"/>
    </style:style>
    <style:style style:name="P10" style:family="paragraph" style:parent-style-name="Table_20_Contents">
      <style:paragraph-properties fo:text-align="justify" style:justify-single-word="false"/>
      <style:text-properties officeooo:paragraph-rsid="005a9473"/>
    </style:style>
    <style:style style:name="P11" style:family="paragraph" style:parent-style-name="Table_20_Contents">
      <style:paragraph-properties fo:text-align="justify" style:justify-single-word="false"/>
      <style:text-properties officeooo:paragraph-rsid="00d20acd"/>
    </style:style>
    <style:style style:name="P12" style:family="paragraph" style:parent-style-name="Table_20_Contents">
      <style:paragraph-properties fo:text-align="justify" style:justify-single-word="false"/>
      <style:text-properties officeooo:rsid="00389c87" officeooo:paragraph-rsid="00389c87"/>
    </style:style>
    <style:style style:name="P13" style:family="paragraph" style:parent-style-name="Table_20_Contents">
      <style:paragraph-properties fo:text-align="justify" style:justify-single-word="false"/>
      <style:text-properties officeooo:rsid="00389c87" officeooo:paragraph-rsid="003a2eef"/>
    </style:style>
    <style:style style:name="P14" style:family="paragraph" style:parent-style-name="Table_20_Contents">
      <style:paragraph-properties fo:text-align="justify" style:justify-single-word="false"/>
      <style:text-properties officeooo:rsid="00389c87" officeooo:paragraph-rsid="003e5a64"/>
    </style:style>
    <style:style style:name="P15" style:family="paragraph" style:parent-style-name="Table_20_Contents">
      <style:paragraph-properties fo:text-align="justify" style:justify-single-word="false"/>
      <style:text-properties officeooo:rsid="00389c87" officeooo:paragraph-rsid="0040459b"/>
    </style:style>
    <style:style style:name="P16" style:family="paragraph" style:parent-style-name="Table_20_Contents">
      <style:paragraph-properties fo:text-align="justify" style:justify-single-word="false"/>
      <style:text-properties officeooo:rsid="00389c87" officeooo:paragraph-rsid="0045a096"/>
    </style:style>
    <style:style style:name="P17" style:family="paragraph" style:parent-style-name="Table_20_Contents">
      <style:paragraph-properties fo:text-align="justify" style:justify-single-word="false"/>
      <style:text-properties officeooo:rsid="00389c87" officeooo:paragraph-rsid="0047ed8b"/>
    </style:style>
    <style:style style:name="P18" style:family="paragraph" style:parent-style-name="Table_20_Contents">
      <style:paragraph-properties fo:text-align="justify" style:justify-single-word="false"/>
      <style:text-properties officeooo:rsid="00389c87" officeooo:paragraph-rsid="005a9473"/>
    </style:style>
    <style:style style:name="P19" style:family="paragraph" style:parent-style-name="Table_20_Contents">
      <style:paragraph-properties fo:text-align="justify" style:justify-single-word="false"/>
      <style:text-properties officeooo:rsid="00389c87" officeooo:paragraph-rsid="00d20acd"/>
    </style:style>
    <style:style style:name="P20" style:family="paragraph" style:parent-style-name="Table_20_Contents">
      <style:paragraph-properties fo:text-align="justify" style:justify-single-word="false"/>
      <style:text-properties officeooo:rsid="003a2eef" officeooo:paragraph-rsid="003a2eef"/>
    </style:style>
    <style:style style:name="P21" style:family="paragraph" style:parent-style-name="Table_20_Contents">
      <style:paragraph-properties fo:text-align="justify" style:justify-single-word="false"/>
      <style:text-properties style:font-name="Liberation Serif" fo:font-size="12pt"/>
    </style:style>
    <style:style style:name="P22" style:family="paragraph" style:parent-style-name="Table_20_Contents">
      <style:paragraph-properties fo:text-align="justify" style:justify-single-word="false"/>
      <style:text-properties style:font-name="Liberation Serif" fo:font-size="12pt" officeooo:rsid="003a2eef" officeooo:paragraph-rsid="003cee2e"/>
    </style:style>
    <style:style style:name="P23" style:family="paragraph" style:parent-style-name="Table_20_Contents">
      <style:paragraph-properties fo:text-align="justify" style:justify-single-word="false"/>
      <style:text-properties officeooo:rsid="0047ed8b" officeooo:paragraph-rsid="0047ed8b"/>
    </style:style>
    <style:style style:name="P24" style:family="paragraph" style:parent-style-name="Text_20_body">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25" style:family="paragraph" style:parent-style-name="Text_20_body">
      <style:paragraph-properties fo:text-align="justify" style:justify-single-word="false"/>
      <style:text-properties style:font-name="Liberation Serif" fo:font-size="12pt" fo:font-weight="normal" officeooo:rsid="0082658e" officeooo:paragraph-rsid="0082658e" style:font-weight-asian="normal" style:font-weight-complex="normal"/>
    </style:style>
    <style:style style:name="P26" style:family="paragraph" style:parent-style-name="Text_20_body">
      <style:paragraph-properties fo:text-align="justify" style:justify-single-word="false"/>
      <style:text-properties style:font-name="Liberation Serif" fo:font-size="12pt" fo:font-weight="normal" officeooo:rsid="00bfc08a" officeooo:paragraph-rsid="00bfc08a" style:font-weight-asian="normal" style:font-weight-complex="normal"/>
    </style:style>
    <style:style style:name="P27" style:family="paragraph" style:parent-style-name="Text_20_body">
      <style:paragraph-properties fo:text-align="justify" style:justify-single-word="false"/>
      <style:text-properties style:font-name="Liberation Serif" fo:font-size="12pt" fo:font-weight="normal" officeooo:rsid="0032846a" officeooo:paragraph-rsid="00cf9767" style:font-weight-asian="normal" style:font-weight-complex="normal"/>
    </style:style>
    <style:style style:name="P28" style:family="paragraph" style:parent-style-name="Text_20_body">
      <style:paragraph-properties fo:text-align="justify" style:justify-single-word="false"/>
      <style:text-properties officeooo:rsid="003e5a64" officeooo:paragraph-rsid="003e5a64"/>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officeooo:paragraph-rsid="006c14c6"/>
    </style:style>
    <style:style style:name="P31" style:family="paragraph" style:parent-style-name="Text_20_body">
      <style:paragraph-properties fo:text-align="justify" style:justify-single-word="false"/>
      <style:text-properties officeooo:paragraph-rsid="00897add"/>
    </style:style>
    <style:style style:name="P32" style:family="paragraph" style:parent-style-name="Text_20_body">
      <style:paragraph-properties fo:text-align="justify" style:justify-single-word="false"/>
      <style:text-properties officeooo:paragraph-rsid="008a2069"/>
    </style:style>
    <style:style style:name="P33" style:family="paragraph" style:parent-style-name="Text_20_body">
      <style:paragraph-properties fo:text-align="justify" style:justify-single-word="false"/>
      <style:text-properties officeooo:paragraph-rsid="0098edb4"/>
    </style:style>
    <style:style style:name="P34" style:family="paragraph" style:parent-style-name="Text_20_body">
      <style:paragraph-properties fo:text-align="justify" style:justify-single-word="false"/>
      <style:text-properties officeooo:paragraph-rsid="00a08052"/>
    </style:style>
    <style:style style:name="P35" style:family="paragraph" style:parent-style-name="Text_20_body">
      <style:paragraph-properties fo:text-align="justify" style:justify-single-word="false"/>
      <style:text-properties officeooo:paragraph-rsid="00c81862"/>
    </style:style>
    <style:style style:name="P36" style:family="paragraph" style:parent-style-name="Text_20_body">
      <style:paragraph-properties fo:text-align="justify" style:justify-single-word="false"/>
      <style:text-properties officeooo:paragraph-rsid="00cecdd6"/>
    </style:style>
    <style:style style:name="P37" style:family="paragraph" style:parent-style-name="Text_20_body">
      <style:text-properties officeooo:rsid="005a9473" officeooo:paragraph-rsid="007615da"/>
    </style:style>
    <style:style style:name="P38" style:family="paragraph" style:parent-style-name="Text_20_body">
      <style:paragraph-properties fo:text-align="justify" style:justify-single-word="false"/>
      <style:text-properties officeooo:rsid="005a9473" officeooo:paragraph-rsid="00d20acd"/>
    </style:style>
    <style:style style:name="P39" style:family="paragraph" style:parent-style-name="Text_20_body">
      <style:text-properties officeooo:rsid="003def4e" officeooo:paragraph-rsid="006c14c6"/>
    </style:style>
    <style:style style:name="P40" style:family="paragraph" style:parent-style-name="Text_20_body">
      <style:paragraph-properties fo:text-align="justify" style:justify-single-word="false"/>
      <style:text-properties officeooo:rsid="003def4e" officeooo:paragraph-rsid="006c14c6"/>
    </style:style>
    <style:style style:name="P41" style:family="paragraph" style:parent-style-name="Text_20_body">
      <style:paragraph-properties fo:text-align="justify" style:justify-single-word="false"/>
      <style:text-properties officeooo:rsid="0053bfe5" officeooo:paragraph-rsid="006c14c6"/>
    </style:style>
    <style:style style:name="P42" style:family="paragraph" style:parent-style-name="Text_20_body">
      <style:text-properties officeooo:rsid="0053bfe5" officeooo:paragraph-rsid="006c14c6"/>
    </style:style>
    <style:style style:name="P43" style:family="paragraph" style:parent-style-name="Text_20_body">
      <style:paragraph-properties fo:text-align="center" style:justify-single-word="false"/>
      <style:text-properties officeooo:paragraph-rsid="006c14c6"/>
    </style:style>
    <style:style style:name="P44" style:family="paragraph" style:parent-style-name="Text_20_body">
      <style:paragraph-properties fo:text-align="justify" style:justify-single-word="false"/>
      <style:text-properties officeooo:rsid="006d78c5" officeooo:paragraph-rsid="00cab554"/>
    </style:style>
    <style:style style:name="P45" style:family="paragraph" style:parent-style-name="Text_20_body">
      <style:paragraph-properties fo:text-align="justify" style:justify-single-word="false"/>
      <style:text-properties officeooo:rsid="00a5f66a" officeooo:paragraph-rsid="00a5f66a"/>
    </style:style>
    <style:style style:name="P46" style:family="paragraph" style:parent-style-name="Text_20_body">
      <style:paragraph-properties fo:text-align="justify" style:justify-single-word="false"/>
      <style:text-properties officeooo:rsid="0045a096" officeooo:paragraph-rsid="0045a096"/>
    </style:style>
    <style:style style:name="P47" style:family="paragraph" style:parent-style-name="Text_20_body">
      <style:paragraph-properties fo:text-align="justify" style:justify-single-word="false"/>
      <style:text-properties officeooo:rsid="00d20acd" officeooo:paragraph-rsid="00d20acd"/>
    </style:style>
    <style:style style:name="P48" style:family="paragraph" style:parent-style-name="Heading_20_1">
      <style:paragraph-properties fo:text-align="justify" style:justify-single-word="false"/>
      <style:text-properties style:font-name="Liberation Sans" fo:font-size="18.2000007629395pt" fo:font-weight="bold" officeooo:rsid="0052ba05" officeooo:paragraph-rsid="006c14c6" style:font-name-asian="DejaVu Sans" style:font-size-asian="18.2000007629395pt" style:font-weight-asian="bold" style:font-name-complex="FreeSans" style:font-size-complex="18.2000007629395pt" style:font-weight-complex="bold"/>
    </style:style>
    <style:style style:name="P49" style:family="paragraph" style:parent-style-name="Heading_20_1">
      <style:paragraph-properties fo:text-align="justify" style:justify-single-word="false"/>
      <style:text-properties officeooo:rsid="0006343e" officeooo:paragraph-rsid="006c14c6"/>
    </style:style>
    <style:style style:name="P50" style:family="paragraph" style:parent-style-name="Heading_20_1">
      <style:paragraph-properties fo:text-align="justify" style:justify-single-word="false"/>
      <style:text-properties officeooo:paragraph-rsid="006c14c6"/>
    </style:style>
    <style:style style:name="P51" style:family="paragraph" style:parent-style-name="Standard">
      <style:paragraph-properties fo:text-align="justify" style:justify-single-word="false" style:writing-mode="lr-tb"/>
      <style:text-properties style:font-name="Liberation Serif" officeooo:paragraph-rsid="001c3769"/>
    </style:style>
    <style:style style:name="P52" style:family="paragraph" style:parent-style-name="Standard">
      <style:paragraph-properties fo:text-align="justify" style:justify-single-word="false" style:writing-mode="lr-tb"/>
      <style:text-properties style:font-name="Liberation Serif" fo:font-size="12pt" officeooo:paragraph-rsid="001c3769"/>
    </style:style>
    <style:style style:name="P53" style:family="paragraph" style:parent-style-name="Heading_20_1">
      <style:paragraph-properties fo:break-before="page"/>
    </style:style>
    <style:style style:name="P54" style:family="paragraph" style:parent-style-name="Text_20_body">
      <style:paragraph-properties fo:margin-top="0cm" fo:margin-bottom="0cm" style:contextual-spacing="false" fo:text-align="justify" style:justify-single-word="false" fo:break-before="page"/>
      <style:text-properties officeooo:rsid="00d2490c" officeooo:paragraph-rsid="00d2490c"/>
    </style:style>
    <style:style style:name="P55" style:family="paragraph" style:parent-style-name="Footer">
      <style:paragraph-properties fo:text-align="start" style:justify-single-word="false"/>
    </style:style>
    <style:style style:name="P56" style:family="paragraph" style:parent-style-name="Heading_20_2">
      <style:text-properties style:font-name="Liberation Sans" fo:font-size="16.1000003814697pt" fo:font-weight="bold" officeooo:rsid="00389c87" officeooo:paragraph-rsid="0040459b" style:font-name-asian="DejaVu Sans" style:font-size-asian="16.1000003814697pt" style:font-weight-asian="bold" style:font-name-complex="FreeSans" style:font-size-complex="16.1000003814697pt" style:font-weight-complex="bold"/>
    </style:style>
    <style:style style:name="P57" style:family="paragraph" style:parent-style-name="Heading_20_2">
      <style:text-properties officeooo:rsid="0045a096" officeooo:paragraph-rsid="0045a096"/>
    </style:style>
    <style:style style:name="P58" style:family="paragraph" style:parent-style-name="Heading_20_2">
      <style:text-properties officeooo:rsid="003e5a64" officeooo:paragraph-rsid="0045a096"/>
    </style:style>
    <style:style style:name="P59" style:family="paragraph" style:parent-style-name="Heading_20_2">
      <style:text-properties officeooo:rsid="005a9473" officeooo:paragraph-rsid="005a9473"/>
    </style:style>
    <style:style style:name="P60" style:family="paragraph" style:parent-style-name="Heading_20_2">
      <style:text-properties officeooo:rsid="005a9473" officeooo:paragraph-rsid="00d20acd"/>
    </style:style>
    <style:style style:name="P61" style:family="paragraph" style:parent-style-name="Heading_20_2">
      <style:paragraph-properties fo:text-align="justify" style:justify-single-word="false"/>
      <style:text-properties officeooo:paragraph-rsid="003e5a64"/>
    </style:style>
    <style:style style:name="P62" style:family="paragraph" style:parent-style-name="Heading_20_2">
      <style:text-properties officeooo:paragraph-rsid="006c14c6"/>
    </style:style>
    <style:style style:name="P63" style:family="paragraph" style:parent-style-name="Heading_20_2">
      <style:paragraph-properties fo:break-before="page"/>
    </style:style>
    <style:style style:name="P64" style:family="paragraph" style:parent-style-name="Standard" style:list-style-name="L1">
      <style:paragraph-properties fo:text-align="justify" style:justify-single-word="false"/>
      <style:text-properties style:font-name="Liberation Serif" fo:font-size="12pt" fo:font-weight="normal" officeooo:rsid="0035d46a" officeooo:paragraph-rsid="0035649e" style:font-weight-asian="normal" style:font-weight-complex="normal"/>
    </style:style>
    <style:style style:name="P65" style:family="paragraph" style:parent-style-name="Standard" style:list-style-name="L1">
      <style:paragraph-properties fo:text-align="justify" style:justify-single-word="false"/>
      <style:text-properties style:font-name="Liberation Serif" fo:font-size="12pt" fo:font-weight="normal" officeooo:rsid="0035d46a" officeooo:paragraph-rsid="0035d46a" style:font-weight-asian="normal" style:font-weight-complex="normal"/>
    </style:style>
    <style:style style:name="P66" style:family="paragraph" style:parent-style-name="Standard" style:list-style-name="L1">
      <style:paragraph-properties fo:text-align="justify" style:justify-single-word="false"/>
      <style:text-properties style:font-name="Liberation Serif" fo:font-size="12pt" fo:font-weight="normal" officeooo:rsid="0035649e" officeooo:paragraph-rsid="0035649e" style:font-weight-asian="normal" style:font-weight-complex="normal"/>
    </style:style>
    <style:style style:name="P67" style:family="paragraph" style:parent-style-name="Standard" style:list-style-name="L1">
      <style:paragraph-properties fo:text-align="justify" style:justify-single-word="false"/>
      <style:text-properties style:font-name="Liberation Serif" fo:font-size="12pt" fo:font-weight="normal" officeooo:rsid="0071aaa0" officeooo:paragraph-rsid="0071aaa0" style:font-weight-asian="normal" style:font-weight-complex="normal"/>
    </style:style>
    <style:style style:name="P68" style:family="paragraph" style:parent-style-name="Standard" style:list-style-name="L1">
      <style:paragraph-properties fo:text-align="justify" style:justify-single-word="false"/>
      <style:text-properties style:font-name="Liberation Serif" fo:font-size="12pt" fo:font-weight="normal" officeooo:rsid="003a2eef" officeooo:paragraph-rsid="0035d46a" style:font-weight-asian="normal" style:font-weight-complex="normal"/>
    </style:style>
    <style:style style:name="P69" style:family="paragraph" style:parent-style-name="Standard" style:list-style-name="L1">
      <style:paragraph-properties fo:text-align="justify" style:justify-single-word="false"/>
      <style:text-properties style:font-name="Liberation Serif" fo:font-size="12pt" fo:font-weight="normal" officeooo:rsid="003a2eef" officeooo:paragraph-rsid="0035649e" style:font-weight-asian="normal" style:font-weight-complex="normal"/>
    </style:style>
    <style:style style:name="P70" style:family="paragraph" style:parent-style-name="Standard" style:list-style-name="L1">
      <style:paragraph-properties fo:text-align="justify" style:justify-single-word="false"/>
      <style:text-properties style:font-name="Liberation Serif" fo:font-size="12pt" fo:font-weight="normal" officeooo:rsid="005a9473" officeooo:paragraph-rsid="0035649e" style:font-weight-asian="normal" style:font-weight-complex="normal"/>
    </style:style>
    <style:style style:name="P71" style:family="paragraph" style:parent-style-name="Standard" style:list-style-name="L2">
      <style:paragraph-properties fo:text-align="justify" style:justify-single-word="false"/>
      <style:text-properties style:font-name="Liberation Serif" fo:font-size="12pt" fo:font-weight="normal" officeooo:rsid="0036a86a" officeooo:paragraph-rsid="0036a86a" style:font-weight-asian="normal" style:font-weight-complex="normal"/>
    </style:style>
    <style:style style:name="P72" style:family="paragraph" style:parent-style-name="Standard">
      <style:paragraph-properties fo:text-align="justify" style:justify-single-word="false"/>
      <style:text-properties style:font-name="Liberation Serif" fo:font-size="12pt" fo:font-weight="normal" officeooo:rsid="0051532f" officeooo:paragraph-rsid="003e5a64" style:font-weight-asian="normal" style:font-weight-complex="normal"/>
    </style:style>
    <style:style style:name="P73" style:family="paragraph" style:parent-style-name="Standard" style:list-style-name="L2">
      <style:paragraph-properties fo:text-align="justify" style:justify-single-word="false"/>
      <style:text-properties officeooo:rsid="0036a86a" officeooo:paragraph-rsid="0036a86a"/>
    </style:style>
    <style:style style:name="P74" style:family="paragraph" style:parent-style-name="Standard" style:list-style-name="L2">
      <style:paragraph-properties fo:text-align="justify" style:justify-single-word="false"/>
      <style:text-properties officeooo:rsid="0036a86a" officeooo:paragraph-rsid="003a2eef"/>
    </style:style>
    <style:style style:name="P75" style:family="paragraph" style:parent-style-name="Text_20_body" style:list-style-name="L7">
      <style:paragraph-properties fo:text-align="justify" style:justify-single-word="false"/>
      <style:text-properties officeooo:rsid="003def4e" officeooo:paragraph-rsid="006c14c6"/>
    </style:style>
    <style:style style:name="P76" style:family="paragraph" style:parent-style-name="Text_20_body" style:list-style-name="L7">
      <style:paragraph-properties fo:text-align="justify" style:justify-single-word="false"/>
      <style:text-properties officeooo:paragraph-rsid="006c14c6"/>
    </style:style>
    <style:style style:name="P77" style:family="paragraph" style:parent-style-name="Text_20_body" style:list-style-name="L8">
      <style:paragraph-properties fo:text-align="justify" style:justify-single-word="false"/>
      <style:text-properties officeooo:paragraph-rsid="006c14c6"/>
    </style:style>
    <style:style style:name="P78" style:family="paragraph" style:parent-style-name="Text_20_body" style:list-style-name="L11">
      <style:paragraph-properties fo:text-align="justify" style:justify-single-word="false"/>
      <style:text-properties officeooo:paragraph-rsid="006c14c6"/>
    </style:style>
    <style:style style:name="P79" style:family="paragraph" style:parent-style-name="Text_20_body" style:list-style-name="L12">
      <style:paragraph-properties fo:text-align="justify" style:justify-single-word="false"/>
      <style:text-properties officeooo:paragraph-rsid="006c14c6"/>
    </style:style>
    <style:style style:name="P80" style:family="paragraph" style:parent-style-name="Text_20_body" style:list-style-name="L13">
      <style:paragraph-properties fo:text-align="justify" style:justify-single-word="false"/>
      <style:text-properties officeooo:paragraph-rsid="006c14c6"/>
    </style:style>
    <style:style style:name="P81" style:family="paragraph" style:parent-style-name="Text_20_body" style:list-style-name="L11">
      <style:paragraph-properties fo:text-align="justify" style:justify-single-word="false"/>
      <style:text-properties officeooo:rsid="00845c53" officeooo:paragraph-rsid="00845c53"/>
    </style:style>
    <style:style style:name="P82" style:family="paragraph" style:parent-style-name="Text_20_body" style:list-style-name="L11">
      <style:paragraph-properties fo:text-align="justify" style:justify-single-word="false"/>
      <style:text-properties officeooo:rsid="00845c53" officeooo:paragraph-rsid="00d42b9c"/>
    </style:style>
    <style:style style:name="P83" style:family="paragraph" style:parent-style-name="Text_20_body" style:list-style-name="L12">
      <style:paragraph-properties fo:text-align="justify" style:justify-single-word="false"/>
      <style:text-properties officeooo:rsid="0054e98e" officeooo:paragraph-rsid="006c14c6"/>
    </style:style>
    <style:style style:name="P84" style:family="paragraph" style:parent-style-name="Text_20_body" style:list-style-name="L13">
      <style:paragraph-properties fo:text-align="justify" style:justify-single-word="false"/>
      <style:text-properties officeooo:rsid="00e09487" officeooo:paragraph-rsid="00e09487"/>
    </style:style>
    <style:style style:name="P85" style:family="paragraph" style:parent-style-name="Text_20_body" style:list-style-name="L3">
      <style:paragraph-properties fo:margin-top="0cm" fo:margin-bottom="0cm" style:contextual-spacing="false" fo:text-align="justify" style:justify-single-word="false"/>
      <style:text-properties style:font-name="Liberation Serif" fo:font-size="12pt" fo:font-weight="normal" officeooo:rsid="00389c87" officeooo:paragraph-rsid="00389c87" style:font-weight-asian="normal" style:font-weight-complex="normal"/>
    </style:style>
    <style:style style:name="P86" style:family="paragraph" style:parent-style-name="Text_20_body" style:list-style-name="L3">
      <style:paragraph-properties fo:margin-top="0cm" fo:margin-bottom="0cm" style:contextual-spacing="false" fo:text-align="justify" style:justify-single-word="false"/>
      <style:text-properties style:font-name="Liberation Serif" fo:font-size="12pt" fo:font-weight="normal" officeooo:rsid="005cefa1" officeooo:paragraph-rsid="00389c87" style:font-weight-asian="normal" style:font-weight-complex="normal"/>
    </style:style>
    <style:style style:name="P87" style:family="paragraph" style:parent-style-name="Text_20_body" style:list-style-name="L3">
      <style:paragraph-properties fo:margin-top="0cm" fo:margin-bottom="0cm" style:contextual-spacing="false" fo:text-align="justify" style:justify-single-word="false"/>
      <style:text-properties officeooo:rsid="00389c87" officeooo:paragraph-rsid="00389c87"/>
    </style:style>
    <style:style style:name="P88" style:family="paragraph" style:parent-style-name="Text_20_body" style:list-style-name="L4">
      <style:paragraph-properties fo:margin-top="0cm" fo:margin-bottom="0cm" style:contextual-spacing="false"/>
      <style:text-properties officeooo:rsid="0045a096" officeooo:paragraph-rsid="0045a096"/>
    </style:style>
    <style:style style:name="P89" style:family="paragraph" style:parent-style-name="Text_20_body" style:list-style-name="L4">
      <style:paragraph-properties fo:margin-top="0cm" fo:margin-bottom="0cm" style:contextual-spacing="false"/>
      <style:text-properties officeooo:rsid="00c20ec1" officeooo:paragraph-rsid="0045a096"/>
    </style:style>
    <style:style style:name="P90" style:family="paragraph" style:parent-style-name="Text_20_body" style:list-style-name="L5">
      <style:paragraph-properties fo:margin-top="0cm" fo:margin-bottom="0cm" style:contextual-spacing="false"/>
      <style:text-properties officeooo:rsid="005a9473" officeooo:paragraph-rsid="005a9473"/>
    </style:style>
    <style:style style:name="P91" style:family="paragraph" style:parent-style-name="Text_20_body" style:list-style-name="L6">
      <style:paragraph-properties fo:margin-top="0cm" fo:margin-bottom="0cm" style:contextual-spacing="false" fo:text-align="justify" style:justify-single-word="false"/>
      <style:text-properties officeooo:rsid="00d2490c" officeooo:paragraph-rsid="00d2490c"/>
    </style:style>
    <style:style style:name="P92" style:family="paragraph" style:parent-style-name="Text_20_body" style:list-style-name="L9">
      <style:paragraph-properties fo:margin-top="0cm" fo:margin-bottom="0cm" style:contextual-spacing="false"/>
      <style:text-properties officeooo:rsid="0053bfe5" officeooo:paragraph-rsid="006c14c6"/>
    </style:style>
    <style:style style:name="P93" style:family="paragraph" style:parent-style-name="Text_20_body" style:list-style-name="L10">
      <style:paragraph-properties fo:margin-top="0cm" fo:margin-bottom="0cm" style:contextual-spacing="false" fo:text-align="justify" style:justify-single-word="false"/>
      <style:text-properties officeooo:rsid="0053bfe5" officeooo:paragraph-rsid="006c14c6"/>
    </style:style>
    <style:style style:name="T1" style:family="text">
      <style:text-properties style:font-name="Liberation Serif" fo:font-size="12pt" fo:font-weight="normal" style:font-weight-asian="normal" style:font-weight-complex="normal"/>
    </style:style>
    <style:style style:name="T2" style:family="text">
      <style:text-properties style:font-name="Liberation Serif" fo:font-size="12pt" fo:font-weight="normal" officeooo:rsid="002fe9bb" style:font-weight-asian="normal" style:font-weight-complex="normal"/>
    </style:style>
    <style:style style:name="T3" style:family="text">
      <style:text-properties style:font-name="Liberation Serif" fo:font-size="12pt" fo:font-weight="normal" officeooo:rsid="0035d46a" style:font-weight-asian="normal" style:font-weight-complex="normal"/>
    </style:style>
    <style:style style:name="T4" style:family="text">
      <style:text-properties style:font-name="Liberation Serif" fo:font-size="12pt" fo:font-weight="normal" officeooo:rsid="0036a86a" style:font-weight-asian="normal" style:font-weight-complex="normal"/>
    </style:style>
    <style:style style:name="T5" style:family="text">
      <style:text-properties style:font-name="Liberation Serif" fo:font-size="12pt" fo:font-weight="normal" officeooo:rsid="00389c87" style:font-weight-asian="normal" style:font-weight-complex="normal"/>
    </style:style>
    <style:style style:name="T6" style:family="text">
      <style:text-properties style:font-name="Liberation Serif" fo:font-size="12pt" fo:font-weight="normal" officeooo:rsid="003f0a8d" style:font-weight-asian="normal" style:font-weight-complex="normal"/>
    </style:style>
    <style:style style:name="T7" style:family="text">
      <style:text-properties style:font-name="Liberation Serif" fo:font-size="12pt" fo:font-weight="normal" officeooo:rsid="004bec62" style:font-weight-asian="normal" style:font-weight-complex="normal"/>
    </style:style>
    <style:style style:name="T8" style:family="text">
      <style:text-properties style:font-name="Liberation Serif" fo:font-size="12pt" fo:font-weight="normal" officeooo:rsid="003cee2e" style:font-weight-asian="normal" style:font-weight-complex="normal"/>
    </style:style>
    <style:style style:name="T9" style:family="text">
      <style:text-properties style:font-name="Liberation Serif" fo:font-size="12pt" fo:font-weight="normal" officeooo:rsid="004cecb4" style:font-weight-asian="normal" style:font-weight-complex="normal"/>
    </style:style>
    <style:style style:name="T10" style:family="text">
      <style:text-properties style:font-name="Liberation Serif" fo:font-size="12pt" fo:font-weight="normal" officeooo:rsid="00508a9e" style:font-weight-asian="normal" style:font-weight-complex="normal"/>
    </style:style>
    <style:style style:name="T11" style:family="text">
      <style:text-properties style:font-name="Liberation Serif" fo:font-size="12pt" fo:font-weight="normal" officeooo:rsid="0051532f" style:font-weight-asian="normal" style:font-weight-complex="normal"/>
    </style:style>
    <style:style style:name="T12" style:family="text">
      <style:text-properties style:font-name="Liberation Serif" fo:font-size="12pt" fo:font-weight="normal" officeooo:rsid="005c9754" style:font-weight-asian="normal" style:font-weight-complex="normal"/>
    </style:style>
    <style:style style:name="T13" style:family="text">
      <style:text-properties style:font-name="Liberation Serif" fo:font-size="12pt" fo:font-weight="normal" officeooo:rsid="006193b5" style:font-weight-asian="normal" style:font-weight-complex="normal"/>
    </style:style>
    <style:style style:name="T14" style:family="text">
      <style:text-properties style:font-name="Liberation Serif" fo:font-size="12pt" fo:font-weight="normal" officeooo:rsid="0063e8e5" style:font-weight-asian="normal" style:font-weight-complex="normal"/>
    </style:style>
    <style:style style:name="T15" style:family="text">
      <style:text-properties style:font-name="Liberation Serif" fo:font-size="12pt" fo:font-weight="normal" officeooo:rsid="00680e62" style:font-weight-asian="normal" style:font-weight-complex="normal"/>
    </style:style>
    <style:style style:name="T16" style:family="text">
      <style:text-properties style:font-name="Liberation Serif" fo:font-size="12pt" fo:font-weight="normal" officeooo:rsid="006c14c6" style:font-weight-asian="normal" style:font-weight-complex="normal"/>
    </style:style>
    <style:style style:name="T17" style:family="text">
      <style:text-properties style:font-name="Liberation Serif" fo:font-size="12pt" fo:font-weight="normal" officeooo:rsid="007615da" style:font-weight-asian="normal" style:font-weight-complex="normal"/>
    </style:style>
    <style:style style:name="T18" style:family="text">
      <style:text-properties style:font-name="Liberation Serif" fo:font-size="12pt" fo:font-weight="normal" officeooo:rsid="0076dbd7" style:font-weight-asian="normal" style:font-weight-complex="normal"/>
    </style:style>
    <style:style style:name="T19" style:family="text">
      <style:text-properties style:font-name="Liberation Serif" fo:font-size="12pt" fo:font-weight="normal" officeooo:rsid="009b5472" style:font-weight-asian="normal" style:font-weight-complex="normal"/>
    </style:style>
    <style:style style:name="T20" style:family="text">
      <style:text-properties style:font-name="Liberation Serif" fo:font-size="12pt" fo:font-weight="normal" officeooo:rsid="00c64a28" style:font-weight-asian="normal" style:font-weight-complex="normal"/>
    </style:style>
    <style:style style:name="T21" style:family="text">
      <style:text-properties style:font-name="Liberation Serif" fo:font-size="12pt" fo:font-weight="normal" officeooo:rsid="00d2490c" style:font-weight-asian="normal" style:font-weight-complex="normal"/>
    </style:style>
    <style:style style:name="T22" style:family="text">
      <style:text-properties style:font-name="Liberation Serif" fo:font-size="12pt" fo:font-weight="normal" style:font-name-asian="DejaVu Sans" style:font-size-asian="12pt" style:font-weight-asian="normal" style:font-name-complex="FreeSans" style:font-size-complex="12pt" style:font-weight-complex="normal"/>
    </style:style>
    <style:style style:name="T23" style:family="text">
      <style:text-properties style:font-name="Liberation Serif" fo:font-size="12pt" fo:font-weight="normal" officeooo:rsid="004d4c28" style:font-name-asian="DejaVu Sans" style:font-size-asian="12pt" style:font-weight-asian="normal" style:font-name-complex="FreeSans" style:font-size-complex="12pt" style:font-weight-complex="normal"/>
    </style:style>
    <style:style style:name="T24" style:family="text">
      <style:text-properties style:font-name="Liberation Serif" fo:font-size="12pt" fo:font-weight="normal" officeooo:rsid="00513275" style:font-name-asian="DejaVu Sans" style:font-size-asian="12pt" style:font-weight-asian="normal" style:font-name-complex="FreeSans" style:font-size-complex="12pt" style:font-weight-complex="normal"/>
    </style:style>
    <style:style style:name="T25" style:family="text">
      <style:text-properties style:font-name="Liberation Serif" fo:font-size="12pt" fo:font-weight="normal" officeooo:rsid="004b5a47" style:font-name-asian="DejaVu Sans" style:font-size-asian="12pt" style:font-weight-asian="normal" style:font-name-complex="FreeSans" style:font-size-complex="12pt" style:font-weight-complex="normal"/>
    </style:style>
    <style:style style:name="T26" style:family="text">
      <style:text-properties style:font-name="Liberation Serif" fo:font-size="12pt" fo:font-weight="normal" officeooo:rsid="00782d0b" style:font-name-asian="DejaVu Sans" style:font-size-asian="12pt" style:font-weight-asian="normal" style:font-name-complex="FreeSans" style:font-size-complex="12pt" style:font-weight-complex="normal"/>
    </style:style>
    <style:style style:name="T27" style:family="text">
      <style:text-properties style:font-name="Liberation Serif" fo:font-size="12pt" fo:font-weight="normal" officeooo:rsid="0085bb4c" style:font-name-asian="DejaVu Sans" style:font-size-asian="12pt" style:font-weight-asian="normal" style:font-name-complex="FreeSans" style:font-size-complex="12pt" style:font-weight-complex="normal"/>
    </style:style>
    <style:style style:name="T28" style:family="text">
      <style:text-properties style:font-name="Liberation Serif" fo:font-size="12pt" fo:font-weight="normal" officeooo:rsid="0086c080" style:font-name-asian="DejaVu Sans" style:font-size-asian="12pt" style:font-weight-asian="normal" style:font-name-complex="FreeSans" style:font-size-complex="12pt" style:font-weight-complex="normal"/>
    </style:style>
    <style:style style:name="T29" style:family="text">
      <style:text-properties style:font-name="Liberation Serif" fo:font-size="12pt" fo:font-weight="normal" officeooo:rsid="0086edbe" style:font-name-asian="DejaVu Sans" style:font-size-asian="12pt" style:font-weight-asian="normal" style:font-name-complex="FreeSans" style:font-size-complex="12pt" style:font-weight-complex="normal"/>
    </style:style>
    <style:style style:name="T30" style:family="text">
      <style:text-properties style:font-name="Liberation Serif" fo:font-size="12pt" fo:font-weight="normal" officeooo:rsid="0082658e" style:font-name-asian="DejaVu Sans" style:font-size-asian="12pt" style:font-weight-asian="normal" style:font-name-complex="FreeSans" style:font-size-complex="12pt" style:font-weight-complex="normal"/>
    </style:style>
    <style:style style:name="T31" style:family="text">
      <style:text-properties style:font-name="Liberation Serif" fo:font-size="12pt" fo:font-weight="normal" officeooo:rsid="00897add" style:font-name-asian="DejaVu Sans" style:font-size-asian="12pt" style:font-weight-asian="normal" style:font-name-complex="FreeSans" style:font-size-complex="12pt" style:font-weight-complex="normal"/>
    </style:style>
    <style:style style:name="T32" style:family="text">
      <style:text-properties style:font-name="Liberation Serif" fo:font-size="12pt" fo:font-weight="normal" officeooo:rsid="008f0e51" style:font-name-asian="DejaVu Sans" style:font-size-asian="12pt" style:font-weight-asian="normal" style:font-name-complex="FreeSans" style:font-size-complex="12pt" style:font-weight-complex="normal"/>
    </style:style>
    <style:style style:name="T33" style:family="text">
      <style:text-properties style:font-name="Liberation Serif" fo:font-size="12pt" fo:font-weight="normal" officeooo:rsid="00929d00" style:font-name-asian="DejaVu Sans" style:font-size-asian="12pt" style:font-weight-asian="normal" style:font-name-complex="FreeSans" style:font-size-complex="12pt" style:font-weight-complex="normal"/>
    </style:style>
    <style:style style:name="T34" style:family="text">
      <style:text-properties style:font-name="Liberation Serif" fo:font-size="12pt" fo:font-weight="normal" officeooo:rsid="00953b1d" style:font-name-asian="DejaVu Sans" style:font-size-asian="12pt" style:font-weight-asian="normal" style:font-name-complex="FreeSans" style:font-size-complex="12pt" style:font-weight-complex="normal"/>
    </style:style>
    <style:style style:name="T35" style:family="text">
      <style:text-properties style:font-name="Liberation Serif" fo:font-size="12pt" fo:font-weight="normal" officeooo:rsid="00974ed1" style:font-name-asian="DejaVu Sans" style:font-size-asian="12pt" style:font-weight-asian="normal" style:font-name-complex="FreeSans" style:font-size-complex="12pt" style:font-weight-complex="normal"/>
    </style:style>
    <style:style style:name="T36" style:family="text">
      <style:text-properties style:font-name="Liberation Serif" fo:font-size="12pt" fo:font-weight="normal" officeooo:rsid="00a08052" style:font-name-asian="DejaVu Sans" style:font-size-asian="12pt" style:font-weight-asian="normal" style:font-name-complex="FreeSans" style:font-size-complex="12pt" style:font-weight-complex="normal"/>
    </style:style>
    <style:style style:name="T37" style:family="text">
      <style:text-properties style:font-name="Liberation Serif" fo:font-size="12pt" fo:language="fr" fo:country="FR" fo:font-weight="normal" officeooo:rsid="004cecb4" style:font-weight-asian="normal" style:font-weight-complex="normal"/>
    </style:style>
    <style:style style:name="T38" style:family="text">
      <style:text-properties style:font-name="Liberation Serif" fo:font-size="12pt" fo:language="fr" fo:country="FR" style:text-underline-style="solid" style:text-underline-width="auto" style:text-underline-color="font-color" fo:font-weight="bold" officeooo:rsid="004cecb4" style:font-weight-asian="bold" style:font-weight-complex="bold"/>
    </style:style>
    <style:style style:name="T39" style:family="text">
      <style:text-properties style:font-name="Liberation Serif" fo:font-size="12pt" style:text-underline-style="solid" style:text-underline-width="auto" style:text-underline-color="font-color" fo:font-weight="normal" style:font-weight-asian="normal" style:font-weight-complex="normal"/>
    </style:style>
    <style:style style:name="T40" style:family="text">
      <style:text-properties style:font-name="Liberation Serif" fo:font-size="12pt" style:text-underline-style="solid" style:text-underline-width="auto" style:text-underline-color="font-color" fo:font-weight="normal" officeooo:rsid="006529e5" style:font-weight-asian="normal" style:font-weight-complex="normal"/>
    </style:style>
    <style:style style:name="T41" style:family="text">
      <style:text-properties style:font-name="Liberation Serif" fo:font-size="12pt" style:text-underline-style="solid" style:text-underline-width="auto" style:text-underline-color="font-color" fo:font-weight="normal" officeooo:rsid="0035d46a" style:font-weight-asian="normal" style:font-weight-complex="normal"/>
    </style:style>
    <style:style style:name="T42" style:family="text">
      <style:text-properties style:font-name="Liberation Serif" fo:font-size="12pt" style:text-underline-style="solid" style:text-underline-width="auto" style:text-underline-color="font-color" fo:font-weight="normal" officeooo:rsid="00c13d3f" style:font-weight-asian="normal" style:font-weight-complex="normal"/>
    </style:style>
    <style:style style:name="T43" style:family="text">
      <style:text-properties style:font-name="Liberation Serif" fo:font-size="12pt" fo:font-weight="bold" style:font-weight-asian="bold" style:font-weight-complex="bold"/>
    </style:style>
    <style:style style:name="T44" style:family="text">
      <style:text-properties style:font-name="Liberation Serif" fo:font-size="12pt" fo:font-weight="bold" officeooo:rsid="005c9754" style:font-weight-asian="bold" style:font-weight-complex="bold"/>
    </style:style>
    <style:style style:name="T45" style:family="text">
      <style:text-properties style:font-name="Liberation Serif" fo:font-size="12pt" fo:font-weight="bold" officeooo:rsid="0063e8e5" style:font-weight-asian="bold" style:font-weight-complex="bold"/>
    </style:style>
    <style:style style:name="T46" style:family="text">
      <style:text-properties style:font-name="Liberation Serif" fo:font-size="12pt" fo:font-weight="bold" officeooo:rsid="006529e5" style:font-weight-asian="bold" style:font-weight-complex="bold"/>
    </style:style>
    <style:style style:name="T47" style:family="text">
      <style:text-properties style:font-name="Liberation Serif" fo:font-size="12pt" fo:font-weight="bold" officeooo:rsid="004cecb4" style:font-weight-asian="bold" style:font-weight-complex="bold"/>
    </style:style>
    <style:style style:name="T48" style:family="text">
      <style:text-properties style:font-name="Liberation Serif" fo:font-size="12pt" fo:font-style="italic" fo:font-weight="normal" officeooo:rsid="0087dff4" style:font-name-asian="DejaVu Sans" style:font-size-asian="12pt" style:font-style-asian="italic" style:font-weight-asian="normal" style:font-name-complex="FreeSans" style:font-size-complex="12pt" style:font-style-complex="italic" style:font-weight-complex="normal"/>
    </style:style>
    <style:style style:name="T49" style:family="text">
      <style:text-properties style:font-name="Liberation Serif" fo:font-weight="normal" officeooo:rsid="004bec62" style:font-weight-asian="normal" style:font-weight-complex="normal"/>
    </style:style>
    <style:style style:name="T50" style:family="text">
      <style:text-properties style:font-name="Liberation Serif" fo:font-weight="normal" officeooo:rsid="0052abe4" style:font-weight-asian="normal" style:font-weight-complex="normal"/>
    </style:style>
    <style:style style:name="T51" style:family="text">
      <style:text-properties officeooo:rsid="002633ab"/>
    </style:style>
    <style:style style:name="T52" style:family="text">
      <style:text-properties officeooo:rsid="00352c88"/>
    </style:style>
    <style:style style:name="T53" style:family="text">
      <style:text-properties officeooo:rsid="0035d46a"/>
    </style:style>
    <style:style style:name="T54" style:family="text">
      <style:text-properties officeooo:rsid="0036a86a"/>
    </style:style>
    <style:style style:name="T55" style:family="text">
      <style:text-properties style:font-name="Liberation Sans" fo:font-size="16.1000003814697pt" fo:font-weight="bold" style:font-name-asian="DejaVu Sans" style:font-size-asian="16.1000003814697pt" style:font-weight-asian="bold" style:font-name-complex="FreeSans" style:font-size-complex="16.1000003814697pt" style:font-weight-complex="bold"/>
    </style:style>
    <style:style style:name="T56" style:family="text">
      <style:text-properties style:font-name="Liberation Sans" fo:font-size="16.1000003814697pt" fo:font-weight="bold" officeooo:rsid="00389c87" style:font-name-asian="DejaVu Sans" style:font-size-asian="16.1000003814697pt" style:font-weight-asian="bold" style:font-name-complex="FreeSans" style:font-size-complex="16.1000003814697pt" style:font-weight-complex="bold"/>
    </style:style>
    <style:style style:name="T57" style:family="text">
      <style:text-properties style:font-name="Liberation Sans" fo:font-size="16.1000003814697pt" fo:font-weight="bold" officeooo:rsid="003e5a64" style:font-name-asian="DejaVu Sans" style:font-size-asian="16.1000003814697pt" style:font-weight-asian="bold" style:font-name-complex="FreeSans" style:font-size-complex="16.1000003814697pt" style:font-weight-complex="bold"/>
    </style:style>
    <style:style style:name="T58" style:family="text">
      <style:text-properties style:font-name="Liberation Sans" fo:font-size="16.1000003814697pt" fo:font-weight="bold" officeooo:rsid="003f0a8d" style:font-name-asian="DejaVu Sans" style:font-size-asian="16.1000003814697pt" style:font-weight-asian="bold" style:font-name-complex="FreeSans" style:font-size-complex="16.1000003814697pt" style:font-weight-complex="bold"/>
    </style:style>
    <style:style style:name="T59" style:family="text">
      <style:text-properties style:font-name="Liberation Sans" fo:font-size="16.1000003814697pt" fo:font-weight="bold" officeooo:rsid="0057f5db" style:font-name-asian="DejaVu Sans" style:font-size-asian="16.1000003814697pt" style:font-weight-asian="bold" style:font-name-complex="FreeSans" style:font-size-complex="16.1000003814697pt" style:font-weight-complex="bold"/>
    </style:style>
    <style:style style:name="T60" style:family="text">
      <style:text-properties style:font-name="Liberation Sans" fo:font-size="18.2000007629395pt" fo:font-weight="bold" officeooo:rsid="00295d03" style:font-name-asian="DejaVu Sans" style:font-size-asian="18.2000007629395pt" style:font-weight-asian="bold" style:font-name-complex="FreeSans" style:font-size-complex="18.2000007629395pt" style:font-weight-complex="bold"/>
    </style:style>
    <style:style style:name="T61" style:family="text">
      <style:text-properties style:font-name="Liberation Sans" fo:font-size="18.2000007629395pt" fo:font-weight="bold" officeooo:rsid="006e446d" style:font-name-asian="DejaVu Sans" style:font-size-asian="18.2000007629395pt" style:font-weight-asian="bold" style:font-name-complex="FreeSans" style:font-size-complex="18.2000007629395pt" style:font-weight-complex="bold"/>
    </style:style>
    <style:style style:name="T62" style:family="text">
      <style:text-properties style:font-name="Liberation Sans" fo:font-size="18.2000007629395pt" fo:font-weight="bold" officeooo:rsid="002485ed" style:font-name-asian="DejaVu Sans" style:font-size-asian="18.2000007629395pt" style:font-weight-asian="bold" style:font-name-complex="FreeSans" style:font-size-complex="18.2000007629395pt" style:font-weight-complex="bold"/>
    </style:style>
    <style:style style:name="T63" style:family="text">
      <style:text-properties style:font-name="Liberation Sans" fo:font-size="18.2000007629395pt" fo:font-weight="bold" officeooo:rsid="002bcfbe" style:font-name-asian="DejaVu Sans" style:font-size-asian="18.2000007629395pt" style:font-weight-asian="bold" style:font-name-complex="FreeSans" style:font-size-complex="18.2000007629395pt" style:font-weight-complex="bold"/>
    </style:style>
    <style:style style:name="T64" style:family="text">
      <style:text-properties style:font-name-asian="DejaVu Sans" style:font-name-complex="FreeSans"/>
    </style:style>
    <style:style style:name="T65" style:family="text">
      <style:text-properties officeooo:rsid="00389c87" style:font-name-asian="DejaVu Sans" style:font-name-complex="FreeSans"/>
    </style:style>
    <style:style style:name="T66" style:family="text">
      <style:text-properties officeooo:rsid="003f0a8d" style:font-name-asian="DejaVu Sans" style:font-name-complex="FreeSans"/>
    </style:style>
    <style:style style:name="T67" style:family="text">
      <style:text-properties officeooo:rsid="0040459b" style:font-name-asian="DejaVu Sans" style:font-name-complex="FreeSans"/>
    </style:style>
    <style:style style:name="T68" style:family="text">
      <style:text-properties officeooo:rsid="0045a096" style:font-name-asian="DejaVu Sans" style:font-name-complex="FreeSans"/>
    </style:style>
    <style:style style:name="T69" style:family="text">
      <style:text-properties officeooo:rsid="00c179a7" style:font-name-asian="DejaVu Sans" style:font-name-complex="FreeSans"/>
    </style:style>
    <style:style style:name="T70" style:family="text">
      <style:text-properties officeooo:rsid="00c20ec1" style:font-name-asian="DejaVu Sans" style:font-name-complex="FreeSans"/>
    </style:style>
    <style:style style:name="T71" style:family="text">
      <style:text-properties style:font-name-asian="DejaVu Sans" style:font-size-asian="18.2000007629395pt" style:font-name-complex="FreeSans" style:font-size-complex="18.2000007629395pt"/>
    </style:style>
    <style:style style:name="T72" style:family="text">
      <style:text-properties officeooo:rsid="0055c5e5" style:font-name-asian="DejaVu Sans" style:font-size-asian="18.2000007629395pt" style:font-name-complex="FreeSans" style:font-size-complex="18.2000007629395pt"/>
    </style:style>
    <style:style style:name="T73" style:family="text">
      <style:text-properties officeooo:rsid="00427823" style:font-name-asian="DejaVu Sans" style:font-size-asian="18.2000007629395pt" style:font-name-complex="FreeSans" style:font-size-complex="18.2000007629395pt"/>
    </style:style>
    <style:style style:name="T74" style:family="text">
      <style:text-properties officeooo:rsid="0097e87e" style:font-name-asian="DejaVu Sans" style:font-size-asian="18.2000007629395pt" style:font-name-complex="FreeSans" style:font-size-complex="18.2000007629395pt"/>
    </style:style>
    <style:style style:name="T75" style:family="text">
      <style:text-properties officeooo:rsid="00c47996" style:font-name-asian="DejaVu Sans" style:font-size-asian="18.2000007629395pt" style:font-name-complex="FreeSans" style:font-size-complex="18.2000007629395pt"/>
    </style:style>
    <style:style style:name="T76" style:family="text">
      <style:text-properties officeooo:rsid="003a2eef"/>
    </style:style>
    <style:style style:name="T77" style:family="text">
      <style:text-properties officeooo:rsid="003bc65f"/>
    </style:style>
    <style:style style:name="T78" style:family="text">
      <style:text-properties officeooo:rsid="003cee2e"/>
    </style:style>
    <style:style style:name="T79" style:family="text">
      <style:text-properties officeooo:rsid="003e5a64"/>
    </style:style>
    <style:style style:name="T80" style:family="text">
      <style:text-properties officeooo:rsid="003f0a8d"/>
    </style:style>
    <style:style style:name="T81" style:family="text">
      <style:text-properties officeooo:rsid="0040459b"/>
    </style:style>
    <style:style style:name="T82" style:family="text">
      <style:text-properties officeooo:rsid="00404acd"/>
    </style:style>
    <style:style style:name="T83" style:family="text">
      <style:text-properties officeooo:rsid="0043529f"/>
    </style:style>
    <style:style style:name="T84" style:family="text">
      <style:text-properties officeooo:rsid="00445679"/>
    </style:style>
    <style:style style:name="T85" style:family="text">
      <style:text-properties officeooo:rsid="0045a096"/>
    </style:style>
    <style:style style:name="T86" style:family="text">
      <style:text-properties officeooo:rsid="0047ed8b"/>
    </style:style>
    <style:style style:name="T87" style:family="text">
      <style:text-properties officeooo:rsid="0052abe4"/>
    </style:style>
    <style:style style:name="T88" style:family="text">
      <style:text-properties officeooo:rsid="005833ec"/>
    </style:style>
    <style:style style:name="T89" style:family="text">
      <style:text-properties officeooo:rsid="005a9473"/>
    </style:style>
    <style:style style:name="T90" style:family="text">
      <style:text-properties officeooo:rsid="005bc645"/>
    </style:style>
    <style:style style:name="T91" style:family="text">
      <style:text-properties officeooo:rsid="005cefa1"/>
    </style:style>
    <style:style style:name="T92" style:family="text">
      <style:text-properties officeooo:rsid="005ed2af"/>
    </style:style>
    <style:style style:name="T93" style:family="text">
      <style:text-properties officeooo:rsid="006019ba"/>
    </style:style>
    <style:style style:name="T94" style:family="text">
      <style:text-properties officeooo:rsid="0060e88d"/>
    </style:style>
    <style:style style:name="T95" style:family="text">
      <style:text-properties officeooo:rsid="0037b62f"/>
    </style:style>
    <style:style style:name="T96" style:family="text">
      <style:text-properties officeooo:rsid="0040eda0"/>
    </style:style>
    <style:style style:name="T97" style:family="text">
      <style:text-properties officeooo:rsid="003efbfd"/>
    </style:style>
    <style:style style:name="T98" style:family="text">
      <style:text-properties officeooo:rsid="003c18c5"/>
    </style:style>
    <style:style style:name="T99" style:family="text">
      <style:text-properties officeooo:rsid="00427823"/>
    </style:style>
    <style:style style:name="T100" style:family="text">
      <style:text-properties officeooo:rsid="004421bf"/>
    </style:style>
    <style:style style:name="T101" style:family="text">
      <style:text-properties officeooo:rsid="00499ba0"/>
    </style:style>
    <style:style style:name="T102" style:family="text">
      <style:text-properties officeooo:rsid="00446f4d"/>
    </style:style>
    <style:style style:name="T103" style:family="text">
      <style:text-properties officeooo:rsid="004eeae3"/>
    </style:style>
    <style:style style:name="T104" style:family="text">
      <style:text-properties officeooo:rsid="004ae405"/>
    </style:style>
    <style:style style:name="T105" style:family="text">
      <style:text-properties officeooo:rsid="004cecbd"/>
    </style:style>
    <style:style style:name="T106" style:family="text">
      <style:text-properties officeooo:rsid="00456fb6"/>
    </style:style>
    <style:style style:name="T107" style:family="text">
      <style:text-properties officeooo:rsid="004fbde4"/>
    </style:style>
    <style:style style:name="T108" style:family="text">
      <style:text-properties officeooo:rsid="00565d68"/>
    </style:style>
    <style:style style:name="T109" style:family="text">
      <style:text-properties officeooo:rsid="003def4e"/>
    </style:style>
    <style:style style:name="T110" style:family="text">
      <style:text-properties officeooo:rsid="0053bfe5"/>
    </style:style>
    <style:style style:name="T111" style:family="text">
      <style:text-properties officeooo:rsid="0009465c"/>
    </style:style>
    <style:style style:name="T112" style:family="text">
      <style:text-properties officeooo:rsid="003283cc"/>
    </style:style>
    <style:style style:name="T113" style:family="text">
      <style:text-properties officeooo:rsid="000ad22e"/>
    </style:style>
    <style:style style:name="T114" style:family="text">
      <style:text-properties officeooo:rsid="0006343e"/>
    </style:style>
    <style:style style:name="T115" style:family="text">
      <style:text-properties officeooo:rsid="00075123"/>
    </style:style>
    <style:style style:name="T116" style:family="text">
      <style:text-properties officeooo:rsid="0013a9fc"/>
    </style:style>
    <style:style style:name="T117" style:family="text">
      <style:text-properties officeooo:rsid="00275424"/>
    </style:style>
    <style:style style:name="T118" style:family="text">
      <style:text-properties officeooo:rsid="00089512"/>
    </style:style>
    <style:style style:name="T119" style:family="text">
      <style:text-properties officeooo:rsid="0021ce0e"/>
    </style:style>
    <style:style style:name="T120" style:family="text">
      <style:text-properties officeooo:rsid="000c9f87"/>
    </style:style>
    <style:style style:name="T121" style:family="text">
      <style:text-properties officeooo:rsid="00255078"/>
    </style:style>
    <style:style style:name="T122" style:family="text">
      <style:text-properties officeooo:rsid="0034924b"/>
    </style:style>
    <style:style style:name="T123" style:family="text">
      <style:text-properties officeooo:rsid="000f281c"/>
    </style:style>
    <style:style style:name="T124" style:family="text">
      <style:text-properties officeooo:rsid="003a614a"/>
    </style:style>
    <style:style style:name="T125" style:family="text">
      <style:text-properties officeooo:rsid="0032b6e3"/>
    </style:style>
    <style:style style:name="T126" style:family="text">
      <style:text-properties officeooo:rsid="002019ef"/>
    </style:style>
    <style:style style:name="T127" style:family="text">
      <style:text-properties officeooo:rsid="001d30a0"/>
    </style:style>
    <style:style style:name="T128" style:family="text">
      <style:text-properties officeooo:rsid="001ebcbd"/>
    </style:style>
    <style:style style:name="T129" style:family="text">
      <style:text-properties officeooo:rsid="00157c42"/>
    </style:style>
    <style:style style:name="T130" style:family="text">
      <style:text-properties officeooo:rsid="0022de1d"/>
    </style:style>
    <style:style style:name="T131" style:family="text">
      <style:text-properties officeooo:rsid="00392500"/>
    </style:style>
    <style:style style:name="T132" style:family="text">
      <style:text-properties fo:font-size="12pt"/>
    </style:style>
    <style:style style:name="T133" style:family="text">
      <style:text-properties fo:font-size="12pt" officeooo:rsid="001b4c32"/>
    </style:style>
    <style:style style:name="T134" style:family="text">
      <style:text-properties fo:font-size="12pt" officeooo:rsid="0071aaa0"/>
    </style:style>
    <style:style style:name="T135" style:family="text">
      <style:text-properties fo:font-size="12pt" officeooo:rsid="00808524"/>
    </style:style>
    <style:style style:name="T136" style:family="text">
      <style:text-properties officeooo:rsid="0072885a"/>
    </style:style>
    <style:style style:name="T137" style:family="text">
      <style:text-properties officeooo:rsid="007615da"/>
    </style:style>
    <style:style style:name="T138" style:family="text">
      <style:text-properties officeooo:rsid="0076dbd7"/>
    </style:style>
    <style:style style:name="T139" style:family="text">
      <style:text-properties officeooo:rsid="0079354f"/>
    </style:style>
    <style:style style:name="T140" style:family="text">
      <style:text-properties officeooo:rsid="0079f435"/>
    </style:style>
    <style:style style:name="T141" style:family="text">
      <style:text-properties officeooo:rsid="007a2065"/>
    </style:style>
    <style:style style:name="T142" style:family="text">
      <style:text-properties officeooo:rsid="007c01a7"/>
    </style:style>
    <style:style style:name="T143" style:family="text">
      <style:text-properties officeooo:rsid="007c4992"/>
    </style:style>
    <style:style style:name="T144" style:family="text">
      <style:text-properties fo:font-style="italic"/>
    </style:style>
    <style:style style:name="T145" style:family="text">
      <style:text-properties fo:font-style="italic" officeooo:rsid="008cf2b5" style:font-style-asian="italic" style:font-style-complex="italic"/>
    </style:style>
    <style:style style:name="T146" style:family="text">
      <style:text-properties fo:font-style="italic" fo:font-weight="normal" officeooo:rsid="0082658e" style:font-weight-asian="normal" style:font-weight-complex="normal"/>
    </style:style>
    <style:style style:name="T147" style:family="text">
      <style:text-properties officeooo:rsid="008a2069"/>
    </style:style>
    <style:style style:name="T148" style:family="text">
      <style:text-properties fo:font-weight="normal" officeooo:rsid="0082658e" style:font-weight-asian="normal" style:font-weight-complex="normal"/>
    </style:style>
    <style:style style:name="T149" style:family="text">
      <style:text-properties style:font-size-asian="12pt" style:font-size-complex="12pt"/>
    </style:style>
    <style:style style:name="T150" style:family="text">
      <style:text-properties officeooo:rsid="008a2069" style:font-size-asian="12pt" style:font-size-complex="12pt"/>
    </style:style>
    <style:style style:name="T151" style:family="text">
      <style:text-properties officeooo:rsid="008c78f7"/>
    </style:style>
    <style:style style:name="T152" style:family="text">
      <style:text-properties officeooo:rsid="008cf2b5"/>
    </style:style>
    <style:style style:name="T153" style:family="text">
      <style:text-properties officeooo:rsid="008df9b2"/>
    </style:style>
    <style:style style:name="T154" style:family="text">
      <style:text-properties officeooo:rsid="008f0e51"/>
    </style:style>
    <style:style style:name="T155" style:family="text">
      <style:text-properties officeooo:rsid="00929d00"/>
    </style:style>
    <style:style style:name="T156" style:family="text">
      <style:text-properties officeooo:rsid="00953b1d"/>
    </style:style>
    <style:style style:name="T157" style:family="text">
      <style:text-properties officeooo:rsid="009d4e70"/>
    </style:style>
    <style:style style:name="T158" style:family="text">
      <style:text-properties style:text-underline-style="solid" style:text-underline-width="auto" style:text-underline-color="font-color"/>
    </style:style>
    <style:style style:name="T159" style:family="text">
      <style:text-properties style:text-underline-style="solid" style:text-underline-width="auto" style:text-underline-color="font-color" officeooo:rsid="003def4e"/>
    </style:style>
    <style:style style:name="T160" style:family="text">
      <style:text-properties style:text-underline-style="solid" style:text-underline-width="auto" style:text-underline-color="font-color" officeooo:rsid="007c01a7"/>
    </style:style>
    <style:style style:name="T161" style:family="text">
      <style:text-properties officeooo:rsid="009e216c"/>
    </style:style>
    <style:style style:name="T162" style:family="text">
      <style:text-properties officeooo:rsid="00a0381c"/>
    </style:style>
    <style:style style:name="T163" style:family="text">
      <style:text-properties officeooo:rsid="00a08052"/>
    </style:style>
    <style:style style:name="T164" style:family="text">
      <style:text-properties officeooo:rsid="00a32cc7"/>
    </style:style>
    <style:style style:name="T165" style:family="text">
      <style:text-properties officeooo:rsid="00a78385"/>
    </style:style>
    <style:style style:name="T166" style:family="text">
      <style:text-properties officeooo:rsid="00a8ea0f"/>
    </style:style>
    <style:style style:name="T167" style:family="text">
      <style:text-properties officeooo:rsid="00aa308b"/>
    </style:style>
    <style:style style:name="T168" style:family="text">
      <style:text-properties officeooo:rsid="00ac0aea"/>
    </style:style>
    <style:style style:name="T169" style:family="text">
      <style:text-properties officeooo:rsid="00acd049"/>
    </style:style>
    <style:style style:name="T170" style:family="text">
      <style:text-properties officeooo:rsid="00ae1e8d"/>
    </style:style>
    <style:style style:name="T171" style:family="text">
      <style:text-properties officeooo:rsid="00afc317"/>
    </style:style>
    <style:style style:name="T172" style:family="text">
      <style:text-properties officeooo:rsid="00b0ec75"/>
    </style:style>
    <style:style style:name="T173" style:family="text">
      <style:text-properties officeooo:rsid="00b27b05"/>
    </style:style>
    <style:style style:name="T174" style:family="text">
      <style:text-properties officeooo:rsid="00b39990"/>
    </style:style>
    <style:style style:name="T175" style:family="text">
      <style:text-properties officeooo:rsid="00b51ffe"/>
    </style:style>
    <style:style style:name="T176" style:family="text">
      <style:text-properties officeooo:rsid="00b57a8e"/>
    </style:style>
    <style:style style:name="T177" style:family="text">
      <style:text-properties officeooo:rsid="00b63f78"/>
    </style:style>
    <style:style style:name="T178" style:family="text">
      <style:text-properties officeooo:rsid="00b69075"/>
    </style:style>
    <style:style style:name="T179" style:family="text">
      <style:text-properties officeooo:rsid="00b7fc17"/>
    </style:style>
    <style:style style:name="T180" style:family="text">
      <style:text-properties officeooo:rsid="00b9c80e"/>
    </style:style>
    <style:style style:name="T181" style:family="text">
      <style:text-properties officeooo:rsid="00bc331d"/>
    </style:style>
    <style:style style:name="T182" style:family="text">
      <style:text-properties officeooo:rsid="00c00262"/>
    </style:style>
    <style:style style:name="T183" style:family="text">
      <style:text-properties officeooo:rsid="00c179a7"/>
    </style:style>
    <style:style style:name="T184" style:family="text">
      <style:text-properties officeooo:rsid="00c20ec1"/>
    </style:style>
    <style:style style:name="T185" style:family="text">
      <style:text-properties officeooo:rsid="00c31cc4"/>
    </style:style>
    <style:style style:name="T186" style:family="text">
      <style:text-properties officeooo:rsid="00cab554"/>
    </style:style>
    <style:style style:name="T187" style:family="text">
      <style:text-properties officeooo:rsid="00cb3a9d"/>
    </style:style>
    <style:style style:name="T188" style:family="text">
      <style:text-properties officeooo:rsid="00cc2989"/>
    </style:style>
    <style:style style:name="T189" style:family="text">
      <style:text-properties officeooo:rsid="00ccbfdb"/>
    </style:style>
    <style:style style:name="T190" style:family="text">
      <style:text-properties officeooo:rsid="00cecdd6"/>
    </style:style>
    <style:style style:name="T191" style:family="text">
      <style:text-properties officeooo:rsid="00cf9767"/>
    </style:style>
    <style:style style:name="T192" style:family="text">
      <style:text-properties officeooo:rsid="00d20acd"/>
    </style:style>
    <style:style style:name="T193" style:family="text">
      <style:text-properties officeooo:rsid="00d2490c"/>
    </style:style>
    <style:style style:name="T194" style:family="text">
      <style:text-properties officeooo:rsid="00d42b9c"/>
    </style:style>
    <style:style style:name="T195" style:family="text">
      <style:text-properties officeooo:rsid="00e49f3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94">(</text:span>Re)<text:span text:style-name="T94">P</text:span>rendre sa vie en main</text:p>
      <text:p text:style-name="P52"/>
      <text:p text:style-name="P51"><text:span text:style-name="T135">Devoir </text:span><text:span text:style-name="T132">Inspir</text:span><text:span text:style-name="T133">é du cours du Dr. Barbara Oakley et du Dr. Terrence Sejnowski sur C</text:span><text:span text:style-name="T132">oursera : « Learning How to Learn » </text:span><text:span text:style-name="T134">ou « Apprendre comment apprendre ».</text:span></text:p>
      <text:p text:style-name="P4"/>
      <text:p text:style-name="P29"><text:span text:style-name="T52">L</text:span>a vie n’est pas un long fleu<text:span text:style-name="T51">v</text:span>e tranquille. De<text:span text:style-name="T82">s</text:span> moments comme <text:span text:style-name="T182">l’entrée</text:span> à l’université, le passage de l’université au monde professionnel,<text:span text:style-name="T53"> </text:span>la perte d’un emploi, la déprime, <text:span text:style-name="T182">la solitude, </text:span>les moments de rupture et de changements abrupts sont des <text:span text:style-name="T52">circonstances</text:span> où <text:span text:style-name="T182">nous pouvons nous</text:span><text:span text:style-name="T90"> sentir isolé</text:span><text:span text:style-name="T182">s</text:span><text:span text:style-name="T90"> tout en devant faire montre de plus d’autonomie. Dans ces moments là n</text:span><text:span text:style-name="T182">ous</text:span><text:span text:style-name="T90"> p</text:span><text:span text:style-name="T182">ouvons</text:span><text:span text:style-name="T90"> </text:span><text:span text:style-name="T182">nous</text:span><text:span text:style-name="T90"> sentir anxieux, déprimé</text:span><text:span text:style-name="T182">s</text:span><text:span text:style-name="T90"> ou isolé</text:span><text:span text:style-name="T182">s</text:span><text:span text:style-name="T90">. </text:span>Le cours « <text:span text:style-name="T53">A</text:span>pprendre comment apprendre » donne des clés intéressantes qui dépassent l’apprentissage pour réussir <text:span text:style-name="T136">à </text:span>un examen, <text:span text:style-name="T52">elles peuvent aider à prendre sa vie en main </text:span><text:span text:style-name="T87">et comme le dit le Docteur </text:span><text:span text:style-name="T49">Sejnowski </text:span><text:span text:style-name="T50">à améliorer tous les aspects de sa vie</text:span><text:span text:style-name="T52">.</text:span></text:p>
      <text:p text:style-name="P29"/>
      <text:p text:style-name="P29"><text:span text:style-name="T38">CLAUSE DE NON-RESPONSABILITÉ</text:span><text:span text:style-name="T37"> : </text:span><text:span text:style-name="T47">ceci est un document </text:span><text:span text:style-name="T45">rédigé par un</text:span><text:span text:style-name="T47"> </text:span><text:span text:style-name="T44">novice, je ne suis ni </text:span><text:span text:style-name="T47">spécialiste, ni thérapeuthe. </text:span><text:span text:style-name="T44">Ce document</text:span><text:span text:style-name="T47"> n’a pas vocation à soigner</text:span><text:span text:style-name="T9">. </text:span><text:span text:style-name="T7">Il s’agit </text:span><text:span text:style-name="T9">juste </text:span><text:span text:style-name="T7">d’un document destiné à obtenir une mention dans la formation </text:span><text:span text:style-name="T8">« Apprendre comment apprendre » </text:span><text:span text:style-name="T7">des Docteurs Oakley et Sejnowski sur Coursera, </text:span><text:span text:style-name="T9">il correspond à une forme de synthèse entre </text:span><text:span text:style-name="T14">mon</text:span><text:span text:style-name="T9"> expérience</text:span><text:span text:style-name="T14"> </text:span><text:span text:style-name="T9">personnelle et la formation « </text:span><text:span text:style-name="T8">Apprendre </text:span><text:span text:style-name="T19">C</text:span><text:span text:style-name="T8">omment </text:span><text:span text:style-name="T19">A</text:span><text:span text:style-name="T8">pprendre ».</text:span></text:p>
      <text:p text:style-name="P33"><text:span text:style-name="T44">S</text:span><text:span text:style-name="T43">i quelqu’un rencontre un problème grave d’anxiété, </text:span><text:span text:style-name="T45">une</text:span><text:span text:style-name="T43"> dépression, </text:span><text:span text:style-name="T46">ou tout autre problème d’ordre psychiatrique, </text:span><text:span text:style-name="T43">ce document ne peut pas constituer une aide valable</text:span><text:span text:style-name="T1">. </text:span><text:span text:style-name="T39">Il est capital d’aller voir son médecin et d</text:span><text:span text:style-name="T40">e lui exposer le problème. L</text:span><text:span text:style-name="T39">’aide d’un médecin psychiatre et d’un psychothérapeuthe </text:span><text:span text:style-name="T40">pourront aussi se montrer utiles </text:span><text:span text:style-name="T42">voire nécessaires</text:span><text:span text:style-name="T1">.</text:span></text:p>
      <text:p text:style-name="Text_20_body"/>
      <text:h text:style-name="P53" text:outline-level="1">Faisons un petit bilan</text:h>
      <text:h text:style-name="Heading_20_2" text:outline-level="2">L’isolement : le manque de solicitations et de stimulations.</text:h>
      <text:p text:style-name="Text_20_body"><text:span text:style-name="T3">Il se peut qu’une vie professionnelle trop bien remplie ait fragilisé votre vie sociale. La pandémie du COVID a été aussi pour nombre d’entre nous un facteur désocialisant. Le Docteur </text:span>Terrence Sejnowski <text:span text:style-name="T53">évoque le manque de stimulation comme un facteur de perte de neurones notamment dans l’hippocampe </text:span><text:span text:style-name="T78">région fortement liée à la mémoire</text:span><text:span text:style-name="T53">. Aussi avoir des sources de stimulation (nous parlerons de l’importace de l’activité physique plus loin) est important.</text:span></text:p>
      <text:p text:style-name="Text_20_body"><text:span text:style-name="T69">Pour remédier au manque de stimulation et </text:span><text:span text:style-name="T157">à l’isolement </text:span><text:span text:style-name="T183">nous pouvons </text:span>:</text:p>
      <text:list xml:id="list2029835585" text:style-name="L1">
        <text:list-item>
          <text:p text:style-name="P64">Visiter plus souvent n<text:span text:style-name="T183">otre</text:span> famille, <text:span text:style-name="T183">no</text:span>s proches, <text:span text:style-name="T183">no</text:span>s amis,</text:p>
        </text:list-item>
        <text:list-item>
          <text:p text:style-name="P66"><text:span text:style-name="T91">G</text:span><text:span text:style-name="T53">arder le lien avec </text:span><text:span text:style-name="T183">no</text:span><text:span text:style-name="T53">s proches et </text:span><text:span text:style-name="T183">no</text:span><text:span text:style-name="T53">s amis, téléphoner de temps en temps,</text:span></text:p>
        </text:list-item>
        <text:list-item>
          <text:p text:style-name="P67">Rejoi<text:span text:style-name="T183">ndre</text:span> des groupes de travail autour de la recherche d’emploi si c’est <text:span text:style-name="T183">n</text:span>otre situation (Ateliers CV et lettre de motivation par exemple),</text:p>
        </text:list-item>
        <text:list-item>
          <text:p text:style-name="P64">Avoir des activités socialisantes, par exemple au travers d’activité associatives ou sportives,</text:p>
        </text:list-item>
        <text:list-item>
          <text:p text:style-name="P64">Utiliser un site de rencontres centré sur des sorties, il en existe au moins un en France,</text:p>
        </text:list-item>
        <text:list-item>
          <text:p text:style-name="P66"><text:span text:style-name="T53">Aller au cinéma </text:span><text:span text:style-name="T54">seul ou accompagné ainsi qu’</text:span><text:span text:style-name="T53">au musée, </text:span><text:span text:style-name="T54">à</text:span><text:span text:style-name="T53"> des expositions, au marché, discuter avec les commerçants,</text:span></text:p>
        </text:list-item>
        <text:list-item>
          <text:p text:style-name="P64"><text:span text:style-name="T183">Avoir d</text:span>es activité créatives : le dessin, la peinture, les arts plastiques,</text:p>
        </text:list-item>
        <text:list-item>
          <text:p text:style-name="P65"><text:span text:style-name="T183">Avoir d</text:span>es activité d’expression de soi : le dessin, la musique, <text:span text:style-name="T83">le chant, </text:span>le théatre, <text:span text:style-name="T54">danser,</text:span></text:p>
        </text:list-item>
        <text:list-item>
          <text:p text:style-name="P68"><text:span text:style-name="T183">Avoir d</text:span>es activités de découvertes : voyages, randonnées, visite d’une ville, journée du patrimoine,</text:p>
        </text:list-item>
        <text:list-item>
          <text:p text:style-name="P69">Regarder des émissions sur des régions ou pays inconnus, lire des revues de voyage,</text:p>
        </text:list-item>
        <text:list-item>
          <text:p text:style-name="P66"><text:span text:style-name="T183">Avoir d</text:span><text:span text:style-name="T80">es activités de découverte de la nature</text:span><text:span text:style-name="T84">,</text:span></text:p>
        </text:list-item>
        <text:list-item>
          <text:p text:style-name="P70"><text:span text:style-name="T183">Mener d</text:span>e petites actions de formation, comme suivre un MOOC sur internet pour gagner une compétence ou pour le plaisir,</text:p>
        </text:list-item>
      </text:list>
      <table:table table:name="Tableau4" table:style-name="Tableau4">
        <table:table-column table:style-name="Tableau4.A"/>
        <table:table-row table:style-name="TableLine94034561297744">
          <table:table-cell table:style-name="Tableau4.A1" office:value-type="string">
            <text:p text:style-name="P22">Vous pouvez ici faire la liste d’activités qui <text:span text:style-name="T78">à vos yeux </text:span>pourraient <text:span text:style-name="T77">qui pourrai</text:span><text:span text:style-name="T78">en</text:span><text:span text:style-name="T77">t vous permettre de créer du lien </text:span><text:span text:style-name="T78">social, </text:span>stimuler votre intellect ou <text:span text:style-name="T78">encore votre cr</text:span>éativité<text:span text:style-name="T77"> :</text:span></text:p>
          </table:table-cell>
        </table:table-row>
        <table:table-row table:style-name="TableLine94034561558416">
          <table:table-cell table:style-name="Tableau4.A2" office:value-type="string">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able:table-cell>
        </table:table-row>
      </table:table>
      <text:h text:style-name="Heading_20_2" text:outline-level="2"><text:soft-page-break/>La sédentarité : le manque d’<text:span text:style-name="T88">activité physique</text:span></text:h>
      <text:p text:style-name="P2"><text:span text:style-name="T3">La sédentarité (souvent associée à l’isolement) est un problème à considérer. D’une part d’un point de vue pratique, </text:span><text:span text:style-name="T4">la sédentarité </text:span><text:span text:style-name="T3">m</text:span><text:span text:style-name="T4">è</text:span><text:span text:style-name="T3">ne </text:span><text:span text:style-name="T4">souvent</text:span><text:span text:style-name="T3"> à une prise de poids</text:span><text:span text:style-name="T4">. L’activité physique est un curseur important sur lequel on peut jouer pour améliorer les choses. </text:span><text:span text:style-name="T3">D’autre part le Docteur Sejnowski indique que l’exercice physique est parmi les facteurs </text:span><text:span text:style-name="T41">les plus importants</text:span><text:span text:style-name="T3"> dans le maintien en vie des neurones.</text:span></text:p>
      <text:p text:style-name="P2"><text:span text:style-name="T4">Avoir une activité physique </text:span><text:span text:style-name="T5">régulière </text:span><text:span text:style-name="T4">peut avoir un effet </text:span><text:span text:style-name="T5">positif </text:span><text:span text:style-name="T4">de </text:span><text:span text:style-name="T5">régulation </text:span><text:span text:style-name="T4">de l’an</text:span><text:span text:style-name="T5">xiété</text:span><text:span text:style-name="T4">, certaines activités </text:span><text:span text:style-name="T5">simples paraissent efficaces</text:span><text:span text:style-name="T4"> :</text:span></text:p>
      <text:list xml:id="list1780611404" text:style-name="L2">
        <text:list-item>
          <text:p text:style-name="P73"><text:span text:style-name="T1">La marche, sous toutes ses formes, balade seul ou en groupe, randonnée, marche active, marche rapide, marche nordique, </text:span><text:span text:style-name="T5">etc.</text:span></text:p>
        </text:list-item>
        <text:list-item>
          <text:p text:style-name="P71">La natation,</text:p>
        </text:list-item>
        <text:list-item>
          <text:p text:style-name="P71">La musculation,</text:p>
        </text:list-item>
      </text:list>
      <table:table table:name="Tableau3" table:style-name="Tableau3">
        <table:table-column table:style-name="Tableau3.A"/>
        <table:table-row table:style-name="TableLine94034561539824">
          <table:table-cell table:style-name="Tableau3.A1" office:value-type="string">
            <text:p text:style-name="P13"><text:span text:style-name="T76">Vous pouvez ici faire</text:span> la liste de<text:span text:style-name="T76">s</text:span> sports qu<text:span text:style-name="T76">i vous fatiguent et vous détendent le plus :</text:span></text:p>
          </table:table-cell>
        </table:table-row>
        <table:table-row table:style-name="TableLine94034561606736">
          <table:table-cell table:style-name="Tableau3.A2"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
          </table:table-cell>
        </table:table-row>
      </table:table>
      <text:list xml:id="list104753449653342" text:continue-numbering="true" text:style-name="L2">
        <text:list-item>
          <text:p text:style-name="P74"><text:span text:style-name="T5">O</text:span><text:span text:style-name="T1">n peut aussi pratiquer :</text:span></text:p>
          <text:list>
            <text:list-item>
              <text:p text:style-name="P73"><text:span text:style-name="T5">D</text:span><text:span text:style-name="T1">es sports de raquette,</text:span></text:p>
            </text:list-item>
            <text:list-item>
              <text:p text:style-name="P73"><text:span text:style-name="T5">D</text:span><text:span text:style-name="T1">es sports de type gym/cardio, du vélo (vélo d’intérieur, VTT, vélo de route mais attention à sa sécurité sur la route), du jogging, course à pied, </text:span><text:span text:style-name="T5">des </text:span><text:span text:style-name="T1">sports d’endurance </text:span><text:span text:style-name="T5">en général,</text:span></text:p>
              <text:p text:style-name="P71"/>
            </text:list-item>
          </text:list>
        </text:list-item>
      </text:list>
      <table:table table:name="Tableau1" table:style-name="Tableau1">
        <table:table-column table:style-name="Tableau1.A"/>
        <table:table-row table:style-name="TableLine94034561006528">
          <table:table-cell table:style-name="Tableau1.A1" office:value-type="string">
            <text:p text:style-name="P12"><text:span text:style-name="T78">Vous pouvez ici faire </text:span>la liste de sports que vous aimeriez faire ou que vous avez déjà <text:span text:style-name="T78">pratiqué</text:span> et que vous pourriez reprendre :</text:p>
          </table:table-cell>
        </table:table-row>
        <table:table-row table:style-name="TableLine94034561561184">
          <table:table-cell table:style-name="Tableau1.A2" office:value-type="string">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cell>
        </table:table-row>
      </table:table>
      <text:h text:style-name="Heading_20_2" text:outline-level="2"><text:soft-page-break/><text:span text:style-name="T58">Autres activité pour g</text:span><text:span text:style-name="T55">érer son </text:span><text:span text:style-name="T56">anxiété</text:span></text:h>
      <text:p text:style-name="P29"><text:span text:style-name="T70">Nous</text:span><text:span text:style-name="T64"> pouv</text:span><text:span text:style-name="T70">ons</text:span><text:span text:style-name="T64"> </text:span><text:span text:style-name="T66">aussi envisager d’autres méthodes pour diminuer </text:span><text:span text:style-name="T70">n</text:span><text:span text:style-name="T66">otre anxiété que des activités </text:span><text:span text:style-name="T70">purement </text:span><text:span text:style-name="T66">sportives, </text:span><text:span text:style-name="T67">cela peut-être la relaxation, la sophrologie, le yoga, </text:span><text:span text:style-name="T70">le </text:span><text:span text:style-name="T68">taï-chi, </text:span><text:span text:style-name="T70">le </text:span><text:span text:style-name="T68">chi-gong, </text:span><text:span text:style-name="T67">la méditation de pleine conscience,</text:span></text:p>
      <table:table table:name="Tableau6" table:style-name="Tableau6">
        <table:table-column table:style-name="Tableau6.A"/>
        <table:table-row table:style-name="TableLine94034561624128">
          <table:table-cell table:style-name="Tableau6.A1" office:value-type="string">
            <text:p text:style-name="P15"><text:span text:style-name="T78">Vous pouvez ici faire </text:span><text:span text:style-name="T81">une</text:span> liste d’<text:span text:style-name="T81">activités qui vous </text:span><text:span text:style-name="T137">pourraient vous </text:span><text:span text:style-name="T81">permett</text:span><text:span text:style-name="T137">r</text:span><text:span text:style-name="T81">e de développer votre calme, </text:span><text:span text:style-name="T137">votre sérénité</text:span></text:p>
          </table:table-cell>
        </table:table-row>
        <table:table-row table:style-name="TableLine94034561654944">
          <table:table-cell table:style-name="Tableau6.A2"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able:table-cell>
        </table:table-row>
      </table:table>
      <text:h text:style-name="P56" text:outline-level="2">Des systèmes de récompense inappropriés</text:h>
      <text:p text:style-name="P24"><text:span text:style-name="T65">L</text:span><text:span text:style-name="T64">orsqu</text:span><text:span text:style-name="T70">e nous ne nous sentons pas </text:span><text:span text:style-name="T64">bien, </text:span><text:span text:style-name="T70">nous</text:span><text:span text:style-name="T64"> p</text:span><text:span text:style-name="T70">o</text:span><text:span text:style-name="T64">u</text:span><text:span text:style-name="T70">vons</text:span><text:span text:style-name="T64"> avoir pris de mauvaises habitudes et adopté des systèmes de récompenses qui nous desservent sur le long terme :</text:span></text:p>
      <text:list xml:id="list1711528084" text:style-name="L3">
        <text:list-item>
          <text:p text:style-name="P85">La nourriture : trop manger, ce qui induit une prise de poids, <text:span text:style-name="T184">des problèmes digestifs,</text:span></text:p>
        </text:list-item>
        <text:list-item>
          <text:p text:style-name="P85">Internet : passer du temps sur internet au détriment d’activité socialisantes, ce qui contribue à l’isolement,</text:p>
        </text:list-item>
        <text:list-item>
          <text:p text:style-name="P86">Usage d’exitants : par exempe boire trop de café ou de thé,</text:p>
        </text:list-item>
        <text:list-item>
          <text:p text:style-name="P87"><text:span text:style-name="T1">Usage de toxiques : dépasser la consommation modérée de cigarette ou d’alcool, ce qui contribue à dégrader la santé </text:span><text:span text:style-name="T6">sur le long terme</text:span><text:span text:style-name="T1">,</text:span></text:p>
        </text:list-item>
      </text:list>
      <table:table table:name="Tableau2" table:style-name="Tableau2">
        <table:table-column table:style-name="Tableau2.A"/>
        <table:table-column table:style-name="Tableau2.B"/>
        <table:table-row table:style-name="TableLine94034561662032">
          <table:table-cell table:style-name="Tableau2.A1" table:number-columns-spanned="2" office:value-type="string">
            <text:p text:style-name="P20">Vous pouvez ici faire la liste d’habitudes ou de <text:span text:style-name="T80">systèmes de </text:span>récompense que vous trouvez problématiques, <text:span text:style-name="T80">et </text:span>les conséquences sur le long terme à vos yeux</text:p>
          </table:table-cell>
          <table:covered-table-cell/>
        </table:table-row>
        <table:table-row table:style-name="TableLine94034561497216">
          <table:table-cell table:style-name="Tableau2.A2" office:value-type="string">
            <text:p text:style-name="P5">H<text:span text:style-name="T76">abitude ou système de récompense </text:span><text:span text:style-name="T157">que</text:span><text:span text:style-name="T76"> vous considérez comme problématique sur le long terme :</text:span></text:p>
          </table:table-cell>
          <table:table-cell table:style-name="Tableau2.B2" office:value-type="string">
            <text:p text:style-name="P20">Quelle conséquence(s) problématique(s) voyez vous à long terme :</text:p>
          </table:table-cell>
        </table:table-row>
        <table:table-row table:style-name="TableLine94034561698592">
          <table:table-cell table:style-name="Tableau2.A2" office:value-type="string">
            <text:p text:style-name="P5"/>
          </table:table-cell>
          <table:table-cell table:style-name="Tableau2.B2" office:value-type="string">
            <text:p text:style-name="P5"/>
            <text:p text:style-name="P5"/>
            <text:p text:style-name="P5"/>
            <text:p text:style-name="P5"/>
            <text:p text:style-name="P5"/>
            <text:p text:style-name="P5"/>
            <text:p text:style-name="P5"/>
            <text:p text:style-name="P5"/>
            <text:p text:style-name="P5"/>
            <text:p text:style-name="P5"/>
          </table:table-cell>
        </table:table-row>
      </table:table>
      <text:h text:style-name="P57" text:outline-level="2"><text:soft-page-break/>Les petits plaisirs</text:h>
      <text:p text:style-name="P46">Le petits plaisirs même s’ils sont petits n’en sont pas moins importants. Ils peuvent vous permettre de reprendre pied lors d’une mauvaise journée, ou juste de passer une bonne journée, ce peut-être de :</text:p>
      <text:list xml:id="list2393034091" text:style-name="L4">
        <text:list-item>
          <text:p text:style-name="P88">Aller marcher à la plage,</text:p>
        </text:list-item>
        <text:list-item>
          <text:p text:style-name="P89">Se promener dans un espace vert, écouter les oiseaux,</text:p>
        </text:list-item>
        <text:list-item>
          <text:p text:style-name="P88">Lire le journal au calme,</text:p>
        </text:list-item>
        <text:list-item>
          <text:p text:style-name="P88">Boire un café ou un thé en terrasse,</text:p>
        </text:list-item>
      </text:list>
      <table:table table:name="Tableau7" table:style-name="Tableau7">
        <table:table-column table:style-name="Tableau7.A"/>
        <table:table-row table:style-name="TableLine94034561687568">
          <table:table-cell table:style-name="Tableau7.A1" office:value-type="string">
            <text:p text:style-name="P16"><text:span text:style-name="T78">Vous pouvez ici faire </text:span><text:span text:style-name="T81">une</text:span> liste d<text:span text:style-name="T85">e petits plaisirs qui peuvent vous faire du bien</text:span></text:p>
          </table:table-cell>
        </table:table-row>
        <table:table-row table:style-name="TableLine94034561577408">
          <table:table-cell table:style-name="Tableau7.A2" office:value-type="string">
            <text:p text:style-name="P9"/>
            <text:p text:style-name="P9"/>
            <text:p text:style-name="P9"/>
            <text:p text:style-name="P9"/>
            <text:p text:style-name="P9"/>
            <text:p text:style-name="P9"/>
            <text:p text:style-name="P9"/>
            <text:p text:style-name="P9"/>
            <text:p text:style-name="P9"/>
            <text:p text:style-name="P9"/>
            <text:p text:style-name="P9"/>
            <text:p text:style-name="P9"/>
          </table:table-cell>
        </table:table-row>
      </table:table>
      <text:h text:style-name="P58" text:outline-level="2">Les <text:span text:style-name="T59">obligations</text:span></text:h>
      <text:p text:style-name="P28">Il se peut aussi que <text:span text:style-name="T185">n</text:span>ous devi<text:span text:style-name="T185">ons</text:span> mener à bien des actions, par exemple des démarches administratives que <text:span text:style-name="T185">n</text:span>ous laiss<text:span text:style-name="T185">ons</text:span> de côté, pour des raisons liées à <text:span text:style-name="T185">n</text:span>otre état d’esprit actuel. Vous pouvez ici lister des tâches que vous devez faire et que vous avez laissé de côté jusqu’à présent, cela peut être des tâches administratives, des tâches d’entretien de la maison, des tâches d’entretien de votre véhicule, des choses contraignantes mais que vous devez accomplir.</text:p>
      <table:table table:name="Tableau5" table:style-name="Tableau5">
        <table:table-column table:style-name="Tableau5.A"/>
        <table:table-column table:style-name="Tableau5.B"/>
        <table:table-row table:style-name="TableLine94034561719792">
          <table:table-cell table:style-name="Tableau5.A1" table:number-columns-spanned="2" office:value-type="string">
            <text:p text:style-name="P14"><text:span text:style-name="T78">Vous pouvez ici faire </text:span>la liste de <text:span text:style-name="T79">tâches </text:span><text:span text:style-name="T157">oligatoires</text:span><text:span text:style-name="T79"> que vous devez réaliser, </text:span><text:span text:style-name="T80">des choses contraignantes que vous devez </text:span><text:span text:style-name="T157">absolument </text:span><text:span text:style-name="T80">accomplir.</text:span></text:p>
          </table:table-cell>
          <table:covered-table-cell/>
        </table:table-row>
        <table:table-row table:style-name="TableLine94034561742016">
          <table:table-cell table:style-name="Tableau5.A2" office:value-type="string">
            <text:p text:style-name="P17"><text:span text:style-name="T86">Tâches</text:span><text:span text:style-name="T80"> contraignantes que vous devez accomplir</text:span></text:p>
          </table:table-cell>
          <table:table-cell table:style-name="Tableau5.A1" office:value-type="string">
            <text:p text:style-name="P23">Freins ou croyances qui vous maintiennent dans l’inaction</text:p>
          </table:table-cell>
        </table:table-row>
        <table:table-row table:style-name="TableLine94034561751568">
          <table:table-cell table:style-name="Tableau5.A3" office:value-type="string">
            <text:p text:style-name="P7"/>
            <text:p text:style-name="P7"/>
            <text:p text:style-name="P7"/>
            <text:p text:style-name="P7"/>
            <text:p text:style-name="P7"/>
            <text:p text:style-name="P7"/>
            <text:p text:style-name="P7"/>
            <text:p text:style-name="P7"/>
            <text:p text:style-name="P7"/>
            <text:p text:style-name="P7"/>
            <text:p text:style-name="P7"/>
          </table:table-cell>
          <table:table-cell table:style-name="Tableau5.B3" office:value-type="string">
            <text:p text:style-name="P7"/>
          </table:table-cell>
        </table:table-row>
      </table:table>
      <text:h text:style-name="P59" text:outline-level="2"><text:soft-page-break/>Qu’est-ce qui vous motiv<text:span text:style-name="T93">e ? Quelles sont vos motivations, vos déclencheurs ?</text:span></text:h>
      <text:p text:style-name="P37">Que ce soit dans la vie professionnelle ou dans la vie privée, certaines situation <text:span text:style-name="T192">n</text:span>ous motivent et <text:span text:style-name="T192">n</text:span>ous <text:span text:style-name="T192">n</text:span>ous lance<text:span text:style-name="T192">r</text:span> alors plus facilement dans l’action. </text:p>
      <text:p text:style-name="P37">Vous pouvez par exemple :</text:p>
      <text:list xml:id="list522885914" text:style-name="L5">
        <text:list-item>
          <text:p text:style-name="P90">Aimer aider les autres,</text:p>
        </text:list-item>
        <text:list-item>
          <text:p text:style-name="P90">Aimer négocier,</text:p>
        </text:list-item>
        <text:list-item>
          <text:p text:style-name="P90">Aimer <text:span text:style-name="T92">se</text:span> rendre <text:span text:style-name="T92">ou se sentir</text:span> utile,</text:p>
        </text:list-item>
        <text:list-item>
          <text:p text:style-name="P90">Aimer apprendre, ou aimer expliquer des choses,</text:p>
        </text:list-item>
        <text:list-item>
          <text:p text:style-name="P90">Aimer conter des récits,</text:p>
        </text:list-item>
      </text:list>
      <table:table table:name="Tableau8" table:style-name="Tableau8">
        <table:table-column table:style-name="Tableau8.A"/>
        <table:table-row table:style-name="TableLine94034561740176">
          <table:table-cell table:style-name="Tableau8.A1" office:value-type="string">
            <text:p text:style-name="P18"><text:span text:style-name="T78">Vous pouvez ici faire </text:span><text:span text:style-name="T81">une</text:span> liste d<text:span text:style-name="T89">e motivations qui vous poussent généralement à l’action, que ce soit dans votre vie professionnelle comme dans votre vie personnelle. Vous pouvez aussi écrire à côté des situations concrètes où ces motivations vous ont conduit(e) à passer à l’action.</text:span></text:p>
          </table:table-cell>
        </table:table-row>
        <table:table-row table:style-name="TableLine94034561778480">
          <table:table-cell table:style-name="Tableau8.A2" office:value-type="string">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cell>
        </table:table-row>
      </table:table>
      <text:h text:style-name="P60" text:outline-level="2">Qu<text:span text:style-name="T192">els sont vos freins ?</text:span></text:h>
      <text:p text:style-name="P38">Que ce soit dans la vie professionnelle ou dans la vie privée, <text:span text:style-name="T192">nous préférons éviter </text:span>certaines situation<text:span text:style-name="T192">s, ou certaines situations n’ont pas de grand intérêt pour nous.</text:span></text:p>
      <text:p text:style-name="P47">Ce peut-être des tâches qui nous angoissent, dans lesquelles nous ne nous sentons pas à l’aise, que nous n’aimons de prime abord pas faire du tout, <text:span text:style-name="T193">Cela peut être par exemple :</text:span></text:p>
      <text:list xml:id="list1605625131" text:style-name="L6">
        <text:list-item>
          <text:p text:style-name="P91">Ne pas aimer travailler en équipe,</text:p>
        </text:list-item>
        <text:list-item>
          <text:p text:style-name="P91">Ne pas aimer travailler seul,</text:p>
        </text:list-item>
        <text:list-item>
          <text:p text:style-name="P91">Ne pas aimer démarcher des clients,</text:p>
        </text:list-item>
        <text:list-item>
          <text:p text:style-name="P91">Ne pas aimer animer des réunions,</text:p>
        </text:list-item>
        <text:list-item>
          <text:p text:style-name="P91">Craindre de demander quelque chose pour soi, comme de l’aide ou une augmentation,</text:p>
        </text:list-item>
        <text:list-item>
          <text:p text:style-name="P91">Craindre de s’affirmer,</text:p>
        </text:list-item>
      </text:list>
      <text:p text:style-name="P54"/>
      <table:table table:name="Tableau9" table:style-name="Tableau9">
        <table:table-column table:style-name="Tableau9.A"/>
        <table:table-row table:style-name="TableLine94034561771232">
          <table:table-cell table:style-name="Tableau9.A1" office:value-type="string">
            <text:p text:style-name="P19"><text:span text:style-name="T78">Vous pouvez ici faire </text:span><text:span text:style-name="T81">une</text:span> liste d<text:span text:style-name="T89">e </text:span><text:span text:style-name="T192">situations qui sont à même de vous freiner dans vos actions.</text:span></text:p>
          </table:table-cell>
        </table:table-row>
        <table:table-row table:style-name="TableLine94034561808608">
          <table:table-cell table:style-name="Tableau9.A2" office:value-type="string">
            <text:p text:style-name="P11"/>
            <text:p text:style-name="P11"/>
            <text:p text:style-name="P11"/>
            <text:p text:style-name="P11"/>
            <text:p text:style-name="P11"/>
            <text:p text:style-name="P11"/>
            <text:p text:style-name="P11"/>
            <text:p text:style-name="P11"/>
            <text:p text:style-name="P11"/>
            <text:p text:style-name="P11"/>
          </table:table-cell>
        </table:table-row>
      </table:table>
      <text:h text:style-name="Heading_20_1" text:outline-level="1">Se mettre en mouvement</text:h>
      <text:h text:style-name="P61" text:outline-level="2"><text:span text:style-name="T58">L’</text:span>anxi<text:span text:style-name="T80">été</text:span> : <text:span text:style-name="T79">la difficulté à prendre des initiatives, </text:span><text:span text:style-name="T57">la </text:span>peur de l’échec</text:h>
      <text:p text:style-name="P3"><text:span text:style-name="T2">D</text:span><text:span text:style-name="T1">ans les chapitres précédents vous avez pu esquisser l’envie de vous lancer dans des activités ou listé des actions que vous dev</text:span><text:span text:style-name="T10">i</text:span><text:span text:style-name="T1">ez réaliser. </text:span><text:span text:style-name="T11">Vous avez pu envisager des </text:span><text:span text:style-name="T21">souhaits ou des </text:span><text:span text:style-name="T11">actions </text:span><text:span text:style-name="T21">à concrétiser, vos déclencheurs mais aussi vos </text:span><text:span text:style-name="T11">des freins </text:span><text:span text:style-name="T21">habituels.</text:span></text:p>
      <text:p text:style-name="P72"/>
      <text:p text:style-name="P3"><text:span text:style-name="T2">D</text:span><text:span text:style-name="T1">ans ce </text:span><text:span text:style-name="T13">paragraphe, nous allons essayez de présenter des </text:span><text:span text:style-name="T20">concepts et des méthodes pour </text:span><text:span text:style-name="T13">amélior</text:span><text:span text:style-name="T20">er</text:span><text:span text:style-name="T13"> <text:s/></text:span><text:span text:style-name="T20">n</text:span><text:span text:style-name="T13">otre situtation : </text:span><text:span text:style-name="T16">développer </text:span><text:span text:style-name="T18">n</text:span><text:span text:style-name="T16">os habiletés sociales, notre créativité et améliorer </text:span><text:span text:style-name="T13">petit à petit notre </text:span><text:span text:style-name="T15">vie au </text:span><text:span text:style-name="T13">quotidien, </text:span><text:span text:style-name="T17">rendre notre vie plus vivante</text:span><text:span text:style-name="T13">.</text:span></text:p>
      <text:h text:style-name="Heading_20_2" text:outline-level="2"><text:span text:style-name="T72">Bonne nouvelle : l</text:span><text:span text:style-name="T71">e </text:span><text:span text:style-name="T73">cerveau est vivant, </text:span><text:span text:style-name="T74">et il a </text:span><text:span text:style-name="T75">un </text:span><text:span text:style-name="T74">partenaire : l’intestin</text:span></text:h>
      <text:p text:style-name="P35">L<text:span text:style-name="T100">orsque j’ai s</text:span><text:span text:style-name="T101">uivi</text:span><text:span text:style-name="T100"> une année de biologie après mon baccalauréat c’était au début des années 1990, on nous présentait le cerveau mature comme un organe abouti, avec des cellules totalement différenciées – les neurones – </text:span><text:span text:style-name="T157">qui étaient en nombre fini et </text:span><text:span text:style-name="T100">qui ne pouvaient que mourir </text:span><text:span text:style-name="T161">au fur et à mesure du v</text:span><text:span text:style-name="T157">ieillissement de la personne</text:span><text:span text:style-name="T100">.</text:span></text:p>
      <text:p text:style-name="P30"><text:span text:style-name="T100">L</text:span>e <text:span text:style-name="T100">Docteur Sejnowki présente le cerveau comme beaucoup plus vivant que ce que je l’avais appris en cours de biologie au début de mes études. D’une part, lorsqu’on apprend ou qu’on a des activités stimulantes, des neurones sont créés dans le cerveau, et notamment dans la région de l’hippocampe très impliqué dans la mémoire. Ces neurones vivent d’autant plus longtemps qu’ils sont stimulés. </text:span><text:span text:style-name="T102">L’activité physique </text:span><text:span text:style-name="T138">(très importante)</text:span><text:span text:style-name="T102"> permet aussi aux neurones de vivre plus longtemps.</text:span></text:p>
      <text:p text:style-name="P30">Les neurones communiquent entre eux par des synapses, et le Docteur Sejnowki montre comment après une séance d’apprentissage et du sommeil de nouvelles synapses se créent au niveau des dendrites d’un neurone. <text:span text:style-name="T162">Nous avons un million de milliards de synapses.</text:span></text:p>
      <text:p text:style-name="P31"><text:span text:style-name="T23">De plus, e</text:span><text:span text:style-name="T22">n plus des neurones, le cerveau comporte plusieurs types de cellules auxiliaires appelées « cellules gliales ». Les astrocytes </text:span><text:span text:style-name="T29">(</text:span><text:span text:style-name="T30">Sidoryk-Wegrzynowicz </text:span><text:span text:style-name="T48">et al</text:span><text:span text:style-name="T30">, </text:span><text:span text:style-name="T29">201</text:span><text:span text:style-name="T31">1</text:span><text:span text:style-name="T29">)</text:span><text:span text:style-name="T22"> sont les cellules gliales les </text:span><text:soft-page-break/><text:span text:style-name="T22">plus abondantes dans le cerveau humain ; ils apportent les nutriments aux neurones, maintiennent l'équilibre ionique extracellulaire et interviennent dans les réparations suite à des blessures.</text:span></text:p>
      <text:p text:style-name="P32">On entend parler aujourd’hui de plasticité cérébrale <text:span text:style-name="T147">(</text:span><text:span text:style-name="T150">Vidal, 2012)</text:span> : <text:span text:style-name="T103">e</text:span>lle s’exprime par la capacité du cerveau de créer, défaire ou réorganiser les réseaux de neurones et les connexions de ces neurones <text:span text:style-name="T103">notamment lors d’apprentissages</text:span>. Le cerveau est ainsi qualifié de « plastique » ou de « malléable ».</text:p>
      <text:p text:style-name="P30">Le sommeil est invoqué comme un paramètre crucial dans la santé du cerveau, il permet à celui-ci de se nettoyer de ses toxines métaboliques accumulées dans la journée <text:span text:style-name="T153">(Journal le monde, 2013)</text:span> et de faire le tri entre ses souvenirs, <text:span text:style-name="T104">ceux qui deviennent moins important</text:span><text:span text:style-name="T163">s</text:span><text:span text:style-name="T104"> et ceux dont nous avons besoin de nous souvenir</text:span>. <text:span text:style-name="T105">Le sommeil n’est pas une absence d’activité cérébrale, durant le sommeil de</text:span><text:span text:style-name="T138">s</text:span><text:span text:style-name="T105"> zones du cerveaux s’activent. </text:span><text:span text:style-name="T151">Il joue un rôle important dans l’apprentissage </text:span><text:span text:style-name="T152">(Bertran </text:span><text:span text:style-name="T145">et al</text:span><text:span text:style-name="T152">, 2013) et </text:span><text:span text:style-name="T151">(Masson, 2016).</text:span></text:p>
      <text:p text:style-name="P34"><text:span text:style-name="T24">O</text:span><text:span text:style-name="T22">n entend </text:span><text:span text:style-name="T24">aussi </text:span><text:span text:style-name="T22">parler de l’intestin, </text:span><text:span text:style-name="T35">le système nerveux entérique est </text:span><text:span text:style-name="T34">qualifié de «  </text:span><text:span text:style-name="T35">deuxième </text:span><text:span text:style-name="T34">cerveau » (Enders, 2015),</text:span><text:span text:style-name="T22"> qui sécreterait une partie non négligeable de la sérotonine dont nous avons besoin </text:span><text:span text:style-name="T32">(L’Humanité, 2019)</text:span><text:span text:style-name="T36">. La sérotonine est un</text:span><text:span text:style-name="T22"> </text:span><text:span text:style-name="T36">neurotransmetteur </text:span><text:span text:style-name="T22">qui influence fortement la vie sociale, </text:span><text:span text:style-name="T25">e</text:span><text:span text:style-name="T22">lle est notamment impliquée dans la gestion des humeurs, </text:span><text:span text:style-name="T27">considéré</text:span><text:span text:style-name="T28">e</text:span><text:span text:style-name="T27"> comme un neurotransmetteur qui permet de combattre la dépression et </text:span><text:span text:style-name="T28">possiblement </text:span><text:span text:style-name="T27">l’agressivité</text:span><text:span text:style-name="T22"> </text:span><text:span text:style-name="T27">(Young, 2007).</text:span><text:span text:style-name="T22"> </text:span><text:span text:style-name="T36">L</text:span><text:span text:style-name="T25">orsqu'elle est à un taux équilibré, elle réduit la prise de risque.</text:span><text:span text:style-name="T22"> </text:span><text:span text:style-name="T36">La </text:span><text:span text:style-name="T22">sérotonine est </text:span><text:span text:style-name="T36">le </text:span><text:span text:style-name="T22"><text:s/>neurotransmetteur sur lequel </text:span><text:span text:style-name="T25">agissent</text:span><text:span text:style-name="T22"> les antidépresseurs </text:span><text:span text:style-name="T25">de </text:span><text:span text:style-name="T26">t</text:span><text:span text:style-name="T25">ype </text:span><text:span text:style-name="T22">ISRS ou Inhibiteurs Sélectifs de Recapture de la Sérotonine. Des études sont faites sur le microbiote intestinal </text:span><text:span text:style-name="T33">(Dossier Inserm, 2021)</text:span><text:span text:style-name="T22">, ces bactéries qui vivent en symbiose avec notre organisme dans notre intestin. La santé de l’intestin et de son microbiote pourrait influencer notre moral.</text:span></text:p>
      <text:p text:style-name="P30">Ce paragraphe est une vulgarisation et n’a pas la prétention d’une exactitude scientifique, mais il montre comment les connaissances qui m’ont été enseignées il y a de cela une trentaine d’années ont évolué vers quelque de chose <text:span text:style-name="T106">de </text:span>plus dynamique qui laisse la part belle à l’entretien de son cerveau, en prenant en charge l<text:span text:style-name="T139">a santé</text:span> de <text:span text:style-name="T106">celui-ci :</text:span> en ayant des activités stimulantes, en faisant de l’activité physique, en étant vigilant sur son sommeil et sur son alimentation. <text:span text:style-name="T105">Le cerveau et plus largement le corps apparaîssent comme des écosystèmes vivants </text:span><text:span text:style-name="T107">dynamiques </text:span><text:span text:style-name="T105">dont il faut </text:span><text:span text:style-name="T107">et dont on peut </text:span><text:span text:style-name="T105">prendre soin. </text:span><text:span text:style-name="T108">Il est donc possible d’améliorer notre condition au quotidien.</text:span></text:p>
      <text:h text:style-name="P50" text:outline-level="1"><text:span text:style-name="T62">Le</text:span><text:span text:style-name="T63">s</text:span><text:span text:style-name="T62"> mode</text:span><text:span text:style-name="T63">s de pensée</text:span><text:span text:style-name="T62"> concentré et diffus et lutter contre la procrastination</text:span></text:h>
      <text:p text:style-name="P39">Le cerveau peut fonctionner suivant deux modes : </text:p>
      <text:list xml:id="list2982285746" text:style-name="L7">
        <text:list-item>
          <text:p text:style-name="P75">Dans le mode concentré, <text:span text:style-name="T164">nous</text:span> travaill<text:span text:style-name="T164">ons</text:span> consciemment, avec concentration de façon analytique, sur une tâche bien définie. Cela consiste souvent à utiliser une recette, un algorithme, une solution ou un outil pour résoudre un problème bien délimité.</text:p>
        </text:list-item>
        <text:list-item>
          <text:p text:style-name="P76"><text:span text:style-name="T109">Dans le mode diffus, on se laisse plus aller, c’est un mode de fonctionnement plus global, ou des associations/connexions entre méthodes, souvenirs, apprentissages peuvent se faire. C’est un mode de travail plus inconscient, plus intuitif. Il vous permettra parfois de faire </text:span><text:soft-page-break/><text:span text:style-name="T109">remonter un souvenir enfoui qui vous confortera dans une impression, ou il vous permettra parfois d’esquisser une solution à un problème de façon intuitive. Cette intuition vous donnera une conjecture que vous devrez vérifier en mode concentré. Les solutions esquissées en mode diffus ne fonctionnent par toujours, lorsqu’on les met à l’épreuve d’une analyse consciente. Mais c’est un formidable réservoir à idées créatives, dans lequel on peut puiser. On peut accéder au mode diffus s’écartant du mode concentré par exemple en se détendant, en se relaxant, en dormant ou en rêvant. Pense</text:span><text:span text:style-name="T99">z</text:span><text:span text:style-name="T109"> à Archimède qui trouva le principe de la poussée d’Archimère dans son bain : « Eurêka ».</text:span></text:p>
        </text:list-item>
      </text:list>
      <text:p text:style-name="P40">La procrastination est la tendance à remettre à demain ce qu’on peut faire le jour même. Elle est la réponse à un signal inconfortable (on va devoir affrontrer une tâche qui, selon nous, nous angoisse, nous fait peur, qui nous paraît trop difficile,…). Face à cet inconfort, il est facile d’abandonner et de passer à une activité secondaire pour tuer le temps. Deux outils peuvent nous aider à lutter contre la procrastination.</text:p>
      <text:p text:style-name="P45">Pourquoi lutter contre la procrastination ?</text:p>
      <text:p text:style-name="P44">La procrastination est un fléau en ce qui concerne l’apprentissage <text:span text:style-name="T186">ou notre propre évolution</text:span>, elle <text:span text:style-name="T186">n</text:span>ous pousse à accumuler des notions que <text:span text:style-name="T186">n</text:span>ous ne voul<text:span text:style-name="T186">ons</text:span> pas apprendre ou des tâches que <text:span text:style-name="T186">n</text:span>ous ne voul<text:span text:style-name="T186">ons</text:span> pas traiter pour des raisons souvent injustifiées liées à des croyances peu rationnelles. Traiter ces tâches au dernier moment, notamment lorsqu’il s’agit d’apprendre <text:span text:style-name="T186">n</text:span>ous prive de pouvoir répéter <text:span text:style-name="T140">et tester</text:span> <text:span text:style-name="T186">n</text:span>os apprentissage pour vérifier que <text:span text:style-name="T186">n</text:span>ous av<text:span text:style-name="T186">ons</text:span> bien appris. <text:span text:style-name="T186">N</text:span><text:span text:style-name="T140">ous ne pouv</text:span><text:span text:style-name="T186">ons</text:span><text:span text:style-name="T140"> pas faire tranquillement d’erreurs dans l’optique de les corriger et d’améliorer votre pratique. </text:span>Cela <text:span text:style-name="T186">n</text:span>ous prive de nombreuses phases de sommeil pendant lesquels <text:span text:style-name="T186">n</text:span>otre cerveau traitera<text:span text:style-name="T186">it</text:span> les notions en mode diffus ou fera<text:span text:style-name="T186">it</text:span> un peu de ménage. Bachoter au dernier moment, <text:span text:style-name="T186">n</text:span>ous permettra dans le meilleur des cas d’obtenir <text:span text:style-name="T141">une matière à </text:span><text:span text:style-name="T186">un</text:span> examen, mais ce que <text:span text:style-name="T186">n</text:span>ous aur<text:span text:style-name="T186">ons</text:span> appris dans ces conditions sera vite oublié.</text:p>
      <text:p text:style-name="P45">Voici deux techniques facile à appliquer pour lutter contre la procrastination :</text:p>
      <text:list xml:id="list3287420956" text:style-name="L8">
        <text:list-item>
          <text:p text:style-name="P77"><text:span text:style-name="T159">La technique du </text:span><text:span text:style-name="T158">Pomodoro</text:span> : <text:span text:style-name="T109">Le Pomodoro est un minuteur qui permet de chronométrer nos activité. Lorsque </text:span><text:span text:style-name="T165">nous sommes</text:span><text:span text:style-name="T109"> face à une tâche qui nous conduirait à procrastiner, on peut débuter la tâche par une session Pomodoro de 25 minutes. Puis faire une pause une fois la session terminée, on pourra aussi s’accorder une récompense, comme boire un café, aller marcher un peu. Pense</text:span><text:span text:style-name="T142">z</text:span><text:span text:style-name="T109"> que le plus couteux est souvent de débuter une tâche peut </text:span><text:span text:style-name="T186">n</text:span><text:span text:style-name="T109">ous être utile. Avec le Pomodoro, peu importe si la tâche sera terminée, il suffit de s’y attaquer par une session de 25 minutes. Puis on pourra continuer par d’autres sessions Pomodoro pour avancer dans la problématique jusqu’à la terminer. </text:span><text:span text:style-name="T165">Travailler par session Pomodoro diminue la pression car l’enjeu d’une session de 25 minutes est moins impressionnant que l’enjeu de réaliser toute la tâche d’un seul coup.</text:span></text:p>
        </text:list-item>
        <text:list-item>
          <text:p text:style-name="P77"><text:span text:style-name="T159">P</text:span><text:span text:style-name="T158">enser processus</text:span> : <text:span text:style-name="T109">devant une tâche importante, </text:span><text:span text:style-name="T165">nous</text:span><text:span text:style-name="T109"> p</text:span><text:span text:style-name="T165">ouvons</text:span><text:span text:style-name="T109"> être tenté</text:span><text:span text:style-name="T165">s</text:span><text:span text:style-name="T109"> comme un cheval de reculer ou de faire demi tour devant </text:span><text:span text:style-name="T142">l’</text:span><text:span text:style-name="T109">obstacle. Cette tâche importante peut-être vue comme une montagne à grimper, et cela peut sur le moment </text:span><text:span text:style-name="T142">n</text:span><text:span text:style-name="T109">ous paraître impossible. Mais </text:span><text:span text:style-name="T142">n</text:span><text:span text:style-name="T109">ous n</text:span><text:span text:style-name="T142">e sommes p</text:span><text:span text:style-name="T109">as tenus de grimper la montagne en une seule fois. De même devant une </text:span><text:soft-page-break/><text:span text:style-name="T109">tâche qui </text:span><text:span text:style-name="T186">n</text:span><text:span text:style-name="T109">ous paraît trop importante, ne considér</text:span><text:span text:style-name="T186">ons</text:span><text:span text:style-name="T109"> par le produit fini, raisonn</text:span><text:span text:style-name="T186">ons</text:span><text:span text:style-name="T109"> en termes de processus. L’important est d’avancer sur la problématique, en commençant à travailler dessus par une session de Pomodoro </text:span><text:span text:style-name="T165">(processus) </text:span><text:span text:style-name="T109">par exemple, et en continuant à travailler dessus par d’autres sessions de Pomodoro. </text:span><text:span text:style-name="T165">La succession de processus plus petits amène à terminer la tâche importante qui nous impressionnait au début. </text:span><text:span text:style-name="T142">Bien entendu pour espérer terminer notre tâche, </text:span><text:span text:style-name="T160">plus nous nous mettrons au travail tôt, plus nous auront la possibilité de respecter les délais</text:span><text:span text:style-name="T142">.</text:span></text:p>
        </text:list-item>
      </text:list>
      <text:h text:style-name="P48" text:outline-level="1">La notion de PIECE (Paquet d’informations <text:span text:style-name="T110">ou ensemble </text:span>compact encodé)</text:h>
      <text:p text:style-name="P42">Un PIECE est un ensemble de notions qui sont reliées <text:span text:style-name="T187">entre elles </text:span>par le sens ou par l’usage. Imagin<text:span text:style-name="T187">ions </text:span>que <text:span text:style-name="T187">n</text:span>ous vouli<text:span text:style-name="T187">ions</text:span> « faire du yoga », il <text:span text:style-name="T187">n</text:span>ous faudra <text:span text:style-name="T187">réunir </text:span>certaines compétences :</text:p>
      <text:list xml:id="list2988346129" text:style-name="L9">
        <text:list-item>
          <text:p text:style-name="P92">Chercher un club de yoga, probablement sur internet, il faut donc savoir se servir d’un ordinateur,</text:p>
        </text:list-item>
        <text:list-item>
          <text:p text:style-name="P92">Téléphoner et prendre des informations,</text:p>
        </text:list-item>
        <text:list-item>
          <text:p text:style-name="P92">Aller à des premières séances pout tester,</text:p>
        </text:list-item>
        <text:list-item>
          <text:p text:style-name="P92">Opérer un choix si vous devez choisir entre plusieurs clubs en vous fiant à vos impressions,</text:p>
        </text:list-item>
        <text:list-item>
          <text:p text:style-name="P92">Pratiquer le yoga, et donc apprendre différents gestes et postures pour faire du yoga.</text:p>
        </text:list-item>
      </text:list>
      <text:p text:style-name="P29"/>
      <text:p text:style-name="P29">Si <text:span text:style-name="T187">n</text:span>ous fai<text:span text:style-name="T187">sons cela</text:span> pour la première fois, <text:span text:style-name="T187">n</text:span>ous aur<text:span text:style-name="T187">ons</text:span> à faire ces étapes consciemment, avec une certaine charge cognitive. Mais une fois que <text:span text:style-name="T187">n</text:span>ous aur<text:span text:style-name="T187">ons</text:span> travaill<text:span text:style-name="T166">é </text:span>ces étapes <text:span text:style-name="T187">n</text:span>ous pourr<text:span text:style-name="T187">ons</text:span> les ranger dans un PIECE « faire du yoga ».</text:p>
      <text:p text:style-name="P41">Imaginez que vous vouliez trouvez un appartement, votre PIECE « faire du yoga » va pouvoir vous aider :</text:p>
      <text:list xml:id="list3536604963" text:style-name="L10">
        <text:list-item>
          <text:p text:style-name="P93">Chercher des agences de gestion locative, prob<text:span text:style-name="T187">ab</text:span>lement sur internet,</text:p>
        </text:list-item>
        <text:list-item>
          <text:p text:style-name="P93">Téléphoner et prendre des informations,</text:p>
        </text:list-item>
        <text:list-item>
          <text:p text:style-name="P93">Aller à des entretiens et faire des visites,</text:p>
        </text:list-item>
        <text:list-item>
          <text:p text:style-name="P93">Opérer des choix et candidater aux offres de logement,</text:p>
        </text:list-item>
        <text:list-item>
          <text:p text:style-name="P93">Enfin vous installer dans l’appartement que vous aurez obtenu, ouf.</text:p>
        </text:list-item>
      </text:list>
      <text:p text:style-name="P41">Vous <text:span text:style-name="T187">créerez facilement </text:span>un PIECE « trouver un logement » <text:span text:style-name="T167">inspiré de votre PIECE « faire du yoga ».</text:span></text:p>
      <text:p text:style-name="P41">Lorsque vous aurez besoin de vous lancer dans une démarche de recherche il vous suffira de penser « je veux chercher telle chose » et tout une liste d’habil<text:span text:style-name="T187">e</text:span>tés et de démarches à effectuer vous <text:span text:style-name="T167">apparaîtront </text:span>accessibles <text:span text:style-name="T142">et plus naturelles</text:span>.</text:p>
      <text:p text:style-name="P41">Le PIECE « trouver un logement » pourra vous être fort utile pour trouver un emploi, beaucoup de compétences sont <text:span text:style-name="T158">transférables</text:span> dans une activité de recherche d’emploi.</text:p>
      <text:p text:style-name="P41"><text:soft-page-break/>Si vous dispos<text:span text:style-name="T168">ez</text:span> d’une bonne <text:span text:style-name="T158">bibliothèque de PIECE</text:span>, vous disposerez de suffisamment d’habil<text:span text:style-name="T187">e</text:span>té<text:span text:style-name="T168">s</text:span> pour résoudre des problèmes habituels mais aussi des problèmes nouveaux. Cela vous permet de développer votre créativité.</text:p>
      <text:h text:style-name="P49" text:outline-level="1"><text:span text:style-name="T61">C</text:span><text:span text:style-name="T60">oncilier vie et travail – </text:span><text:span text:style-name="T61">créer un fil conducteur en s’organisant</text:span></text:h>
      <text:p text:style-name="P30">Par travail <text:span text:style-name="T168">nous entendons</text:span> ici réaliser ses tâches <text:span text:style-name="T111">ou actions </text:span>quotidiennes, que ce soit des démarches administratives, un travail rém<text:span text:style-name="T112">u</text:span>néré, <text:span text:style-name="T111">organiser des vacances</text:span> ou faire une activité physique. Il s’agit d’une activité <text:span text:style-name="T111">qui mobilise </text:span><text:span text:style-name="T168">n</text:span><text:span text:style-name="T111">os ressources physique et/ou psychique afin d’accomplir </text:span><text:span text:style-name="T168">n</text:span><text:span text:style-name="T111">os objectifs personnels ou professionnels</text:span>, elle se distingue du repos. <text:span text:style-name="T113">Mettons nous dans la situation d’une personne anxieuse ou déprimée </text:span><text:span text:style-name="T112">isolée </text:span><text:span text:style-name="T113">pour qui </text:span><text:span text:style-name="T112">même </text:span><text:span text:style-name="T113">réaliser des activités de loisir demande un effort </text:span><text:span text:style-name="T168">et de la planification</text:span><text:span text:style-name="T113">.</text:span></text:p>
      <text:p text:style-name="P30">L’organisation <text:span text:style-name="T169">et la planification </text:span>ser<text:span text:style-name="T169">ont</text:span> <text:span text:style-name="T169">les piliers</text:span> de <text:span text:style-name="T169">v</text:span>otre quotidien, elle vous permettra d’avoir une raison de vous lever le matin, de ne pas passer des moments de vide à angoisser ou à procrastiner, de faire avancer votre vie même si les avancées sont minimes. Cumuler de petites avancées conduit à des avancées tout court.</text:p>
      <text:list xml:id="list1463134264" text:style-name="L11">
        <text:list-item>
          <text:p text:style-name="P78"><text:span text:style-name="T114">Pour s’engager dans l’action, </text:span><text:span text:style-name="T111">écrire</text:span> une fois par semaine dans votre agenda, une liste de vos tâches <text:span text:style-name="T114">principales.</text:span></text:p>
        </text:list-item>
        <text:list-item>
          <text:p text:style-name="P78">Préparez l<text:span text:style-name="T115">e soir</text:span> la liste des tâches du lendemain afin que le cerveau <text:span text:style-name="T116">puisse </text:span>assimiler les objectifs. Cela permet de les atteindre plus facilement.</text:p>
        </text:list-item>
        <text:list-item>
          <text:p text:style-name="P78">Ecrire une liste vous permet de gérer votre temps et de rester attentif à la réalisation de vos objectifs, cela contribue à vous protéger des éventuelles distractions en restant concentré.</text:p>
        </text:list-item>
        <text:list-item>
          <text:p text:style-name="P78">Ecrire une liste de tâches libère la mémoire de travail, <text:span text:style-name="T113">au profit de</text:span> la résolution de problème.</text:p>
        </text:list-item>
        <text:list-item>
          <text:p text:style-name="P81">Tous les matins ouvrez vos volets au réveil, cela vous aidera à vous mobiliser, <text:span text:style-name="T188">la lumière est bonne pour stimuler votre humeur </text:span><text:span text:style-name="T194">et vous donner de l’énergie</text:span><text:span text:style-name="T188">,</text:span></text:p>
        </text:list-item>
        <text:list-item>
          <text:p text:style-name="P82">Commencez par faire ce qui vous paraît le plus difficile dès le matin. <text:span text:style-name="T194">Vous pouvez vous occuper d’une tâche qui touche à vos freins habituels, par exemple vous devez passer un entretien annuel avec votre supérieur hiérarchique et vous n’êtes pas à l’aise à l’oral. Préparer votre entretien, mémoriser les points clé et avoir une trame écrite pour vous repérer vous permettra de mieux vous comporter lors de l’entretien. N’hésitez pas à préparer le terrain lorsque vous sentez que la tâche à effectuer touche à un de vos points faibles. Vous pourrez vous occuper d’autres tâches et revenir sur cette tâche dans la journée : vous aurez ainsi le bénéfice du recul.</text:span></text:p>
        </text:list-item>
        <text:list-item>
          <text:p text:style-name="P82">Faire au moins un Pomodoro au réveil peut vraiment être efficace <text:span text:style-name="T173">pour débuter une tâche difficile</text:span>.</text:p>
        </text:list-item>
        <text:list-item>
          <text:p text:style-name="P78"><text:soft-page-break/><text:span text:style-name="T114">Intégre</text:span><text:span text:style-name="T188">z</text:span><text:span text:style-name="T114"> à </text:span><text:span text:style-name="T169">votre</text:span><text:span text:style-name="T114"> liste des </text:span>tâches une activité physique, <text:span text:style-name="T114">cela peut être une activité sportive ou simplement</text:span> <text:span text:style-name="T114">du rangement. Ces activités peuvent constituer des pauses où le mental travaille en mode diffus.</text:span></text:p>
        </text:list-item>
        <text:list-item>
          <text:p text:style-name="P78">Vous pouvez alterner les modes de pensée concentré et diffus, mais n’e<text:span text:style-name="T117">ssayez pas de gérer</text:span> plusieurs tâches simultanément <text:span text:style-name="T169">c’est en général néfaste</text:span>.</text:p>
        </text:list-item>
        <text:list-item>
          <text:p text:style-name="P78"><text:span text:style-name="T170">D</text:span>onne<text:span text:style-name="T170">z-vous</text:span> chaque jour une heure à laquelle <text:span text:style-name="T170">vous devrez vous </text:span>arrêter de travailler. Le travail est infini, la journée et votre temps de vie ne le sont pas. Il est donc très important chaque jour de donner une limite à votre durée de travail, cela permet de se réserver des plages pour votre vie privée <text:span text:style-name="T118">et votre repos </text:span>mais aussi de rest<text:span text:style-name="T189">er</text:span> <text:span text:style-name="T172">plus </text:span>motivé et focalis<text:span text:style-name="T171">é</text:span> sur vos activité de travail dans la journée.</text:p>
        </text:list-item>
        <text:list-item>
          <text:p text:style-name="P78">Planifier le temps d’arrêt est aussi important que planifier le temps de travail.</text:p>
        </text:list-item>
        <text:list-item>
          <text:p text:style-name="P78"><text:span text:style-name="T115">Notez que vous </text:span>vous améliorerez rapidement en devenant plus <text:span text:style-name="T115">juste </text:span>quant à ce que vous pouvez raisonnablement <text:span text:style-name="T115">réaliser </text:span>dans un temps donné.</text:p>
        </text:list-item>
        <text:list-item>
          <text:p text:style-name="P78"><text:span text:style-name="T115">Se donner </text:span>comme but de terminer <text:span text:style-name="T115">s</text:span>a journée à 17 heures <text:span text:style-name="T115">est possible</text:span>.</text:p>
        </text:list-item>
        <text:list-item>
          <text:p text:style-name="P78">Organisez votre travail en une suite de petits défis. <text:span text:style-name="T118">Récompensez vous quand vous avez accompli un</text:span><text:span text:style-name="T116">e </text:span><text:span text:style-name="T118">t</text:span><text:span text:style-name="T116">âche</text:span><text:span text:style-name="T118">, </text:span><text:span text:style-name="T116">mais pas avant.</text:span></text:p>
        </text:list-item>
        <text:list-item>
          <text:p text:style-name="P78">Sachez vivre dans le moment présent et profiter des petits plaisirs que vous avez listés précédemment.</text:p>
        </text:list-item>
        <text:list-item>
          <text:p text:style-name="P78">Privilégiez de<text:span text:style-name="T118">s</text:span> environnements de travail <text:span text:style-name="T118">calmes </text:span>où vous serez moins exposés aux signaux déclencheurs de procrastination.</text:p>
        </text:list-item>
        <text:list-item>
          <text:p text:style-name="P78">Faites confiance à votre nouveau système.</text:p>
        </text:list-item>
        <text:list-item>
          <text:p text:style-name="P78">Travaillez dur pendant des périodes de concentration intense.</text:p>
        </text:list-item>
        <text:list-item>
          <text:p text:style-name="P78"><text:span text:style-name="T98">Pour certaines tâches, a</text:span>yez un « plan B » au cas où <text:span text:style-name="T118">la crainte de l’échec vous conduirait à </text:span>procrastiner.</text:p>
        </text:list-item>
        <text:list-item>
          <text:p text:style-name="P78"><text:span text:style-name="T118">Souvenez vous de la</text:span> loi de la sérendipité : « <text:span text:style-name="T119">D</text:span>ame Chance favorise ce<text:span text:style-name="T118">ux</text:span> qui essaie<text:span text:style-name="T118">nt »</text:span>.</text:p>
        </text:list-item>
        <text:list-item>
          <text:p text:style-name="P78">Essayer de bien planifier fait partie de l'effort à investir. Ne perdez pas de vue votre objectif <text:span text:style-name="T115">personnel</text:span>, et essayez de ne pas vous laisser perturber par des obstacles occasionnels :</text:p>
        </text:list-item>
      </text:list>
      <text:p text:style-name="P43">« <text:span text:style-name="T115">Le sage ne connaît pas la difficulté car tout lui est difficile ».</text:span></text:p>
      <text:list xml:id="list4268250410" text:style-name="L12">
        <text:list-item>
          <text:p text:style-name="P79">Notez dans votre agenda ce qui marche et ce qui ne marche pas.</text:p>
        </text:list-item>
        <text:list-item>
          <text:p text:style-name="P79">Faites <text:span text:style-name="T190">régulièrement </text:span>le bilan de vos actions réalisées <text:span text:style-name="T190">et savourez vos avancées</text:span>.</text:p>
        </text:list-item>
        <text:list-item>
          <text:p text:style-name="P79">Amusez‐vous à tester ces bonnes pratiques, <text:span text:style-name="T120">et </text:span><text:span text:style-name="T118">améliorez vous au fil du temps !</text:span></text:p>
        </text:list-item>
        <text:list-item>
          <text:p text:style-name="P79">Soyez bienveillant envers vous même et ne vous découragez pas.</text:p>
        </text:list-item>
        <text:list-item>
          <text:p text:style-name="P83">Soyez conscient des compétences que vous aurez développées sous forme de PIECE et <text:span text:style-name="T174">sachez en tirer partie pour </text:span>réso<text:span text:style-name="T174">udre </text:span>de <text:span text:style-name="T174">nouveaux </text:span>problèmes.</text:p>
        </text:list-item>
        <text:list-item>
          <text:p text:style-name="P79"><text:soft-page-break/>Souvenez-vous qu’à l’impossible nul n’est tenu et <text:span text:style-name="T121">pensez processus : </text:span>un objectif qui n’est pas rempli un jour pourra <text:span text:style-name="T121">souvent </text:span>l’être <text:span text:style-name="T121">dans les jours qui suivent, l’important est de s’atteler à la tâche. </text:span><text:span text:style-name="T122">Penser processus au lieu de produit fini vous permettra de tolérer certains écarts à vos objectifs </text:span><text:span text:style-name="T175">quotidiens</text:span><text:span text:style-name="T122">.</text:span></text:p>
        </text:list-item>
      </text:list>
      <text:h text:style-name="P62" text:outline-level="2"><text:span text:style-name="T143">Objectifs d’h</text:span><text:span text:style-name="T123">ygiène de vie</text:span></text:h>
      <text:list xml:id="list621809856" text:style-name="L13">
        <text:list-item>
          <text:p text:style-name="P80">Alimentez vous correctement.</text:p>
        </text:list-item>
        <text:list-item>
          <text:p text:style-name="P80">Prévo<text:span text:style-name="T190">yez</text:span> des plages de sommeil suffisantes. <text:span text:style-name="T124">Prenez la question du sommeil très sérieusement. Le sommeil permet à votre cerveau de se nettoyer de ses toxines métaboliques et de retructurer votre mémoire, ne pas bien dormir la veille d’un examen vous fera perdre une grande part de votre clairvoyance. Il en est de même pour vos activités quotidiennes, en dormant mal vous vous privez d’un cerveau en plein possession de ses moyens.</text:span></text:p>
        </text:list-item>
        <text:list-item>
          <text:p text:style-name="P80">Soyez attentif à <text:span text:style-name="T125">réguler vos petites addictions, </text:span><text:span text:style-name="T98">pensez aux inconvénients qu’elles présentent sur le long terme.</text:span></text:p>
        </text:list-item>
        <text:list-item>
          <text:p text:style-name="P84">Mettez en place de bonnes habitudes qui vous permettent de passer à l’action en mode automatique, par exemple ouvrir vos volets rapidement après votre réveil, prévoir un créneau vaisselle tous les jours à une heure donnée ou en cloturant la journée, profiter de certains de vos moment d’inactivité pour faire un peu de rangement, créer un endroit ou ranger systématiquement vos clés. Cela vous permettra de structurer votre quotidien et de ne pas vous retrouver avec un monceau de tâches domestiques à faire le jour où vous devez passer à des actions « de plus haut niveau » par exemple aller à un entretien d’embauche, c’est un moment où vous apprécierez d’avoir du linge propre, de savoir où sont vos clés, etc. De même si vous devez recevoir un ou des invités, vous apprécierez d’avoir un logement présentable.</text:p>
        </text:list-item>
        <text:list-item>
          <text:p text:style-name="P80"><text:span text:style-name="T126">Concernant votre organisation, n</text:span><text:span text:style-name="T127">otez dans votre </text:span><text:span text:style-name="T116">agenda :</text:span></text:p>
          <text:list>
            <text:list-item>
              <text:p text:style-name="P80"><text:span text:style-name="T127">Les démarches administratives ou factures dont vous devez vous a</text:span>cquitte<text:span text:style-name="T127">r. C’est très important pour votre tranquilité d’être à jour en ces domaines,</text:span></text:p>
            </text:list-item>
            <text:list-item>
              <text:p text:style-name="P80">Prévoir <text:span text:style-name="T128">dans la semaine </text:span>des activités socialisantes <text:span text:style-name="T129">et/ou créatives</text:span>,</text:p>
            </text:list-item>
            <text:list-item>
              <text:p text:style-name="P80">Prévoir <text:span text:style-name="T128">dans la semaine </text:span>des activités sportives,</text:p>
            </text:list-item>
            <text:list-item>
              <text:p text:style-name="P80">Prévoir <text:span text:style-name="T128">dans la semaine </text:span>des activités relaxantes ou reposantes,</text:p>
            </text:list-item>
          </text:list>
        </text:list-item>
        <text:list-item>
          <text:p text:style-name="P80"><text:span text:style-name="T116">Une fois dans le mois ou dans l’année prévoir une activité particulière qui vous sorte de votre zone de confort </text:span><text:span text:style-name="T130">s’inscrire à</text:span><text:span text:style-name="T116"> voyage </text:span><text:span text:style-name="T130">organisé pour vos</text:span><text:span text:style-name="T116"> vacances </text:span><text:span text:style-name="T176">par exemple</text:span><text:span text:style-name="T116">.</text:span></text:p>
        </text:list-item>
      </text:list>
      <text:p text:style-name="P36">Pour vos activités, vous pouvez les inclure <text:span text:style-name="T177">à votre agenda</text:span> petit à petit, de façon non systématique, et dans les proportions que vous trouvez possibles et bonnes pour vous, <text:span text:style-name="T178">il n’est pas question de performance ici</text:span>. <text:span text:style-name="T126">L’important est d’avancer </text:span><text:span text:style-name="T179">et de trouver un équilibre.</text:span><text:span text:style-name="T126"> </text:span><text:span text:style-name="T179">R</text:span><text:span text:style-name="T126">echercher l’adresse, par exemple, d’un club de sport est en soit une avancée. </text:span><text:span text:style-name="T131">Le but est de prendre du plaisir, pas de se sentir dépassé. N’oubliez pas que « Qui veut aller loin ménage sa monture ».</text:span></text:p>
      <text:p text:style-name="P36"><text:soft-page-break/>Pour choisir les activités de loisir ou vos activités physiques, vous pouvez vous appuyer sur les listes que vous avez dressées ainsi que sur la liste de vos motivations/<text:span text:style-name="T190">déclencheurs</text:span> pour voir ce qui pourrait facilite<text:span text:style-name="T190">r</text:span> pour vous une mise en mouvement, un passage à l’action.</text:p>
      <text:p text:style-name="P30">La liste de vos motivations et de vos déclencheurs peut aussi vous aider à trouver une activité bénévole dans laquelle vous pourriez vous investir. Pensez toutefois à ne pas vous surcharger, <text:span text:style-name="T95">un égoïsme sain est nécessaire, avant de vouloir </text:span><text:span text:style-name="T131">apporter votre </text:span><text:span text:style-name="T95">aide </text:span><text:span text:style-name="T131">à d’</text:span><text:span text:style-name="T95">autres </text:span><text:span text:style-name="T131">personnes</text:span><text:span text:style-name="T95">, il faut d’abord </text:span><text:span text:style-name="T180">vous </text:span><text:span text:style-name="T95">occuper correctement de </text:span><text:span text:style-name="T180">vous</text:span><text:span text:style-name="T95">-même</text:span>.</text:p>
      <text:p text:style-name="P30">L’idée est de voir si intégrer petit à petit dans vos habitudes quelques activités physique<text:span text:style-name="T181">s</text:span>, d’acquisition de calme intérieur, et de savourer vos petits plaisirs, peut instaurer un climat propice à vous <text:span text:style-name="T190">sentir mieux et à vous </text:span>permettre de diminuer petit à petit de mauvaises habitudes comme trop manger, trop fumer, trop dormir, trop boire de café ou de thé.</text:p>
      <text:h text:style-name="Heading_20_2" text:outline-level="2">Conclusion</text:h>
      <text:p text:style-name="P26">Vous l’avez compris, ce fascicule vise à vous aider à faire le point sur vos intérêts, sur les activités que vous aimeriez bien faire, sur vos obligations et quelques mauvaises habitudes pour ensuite vous mettre en mouvement vers un mieux être.</text:p>
      <text:p text:style-name="P27">Ce processus, tout comme apprendre, prend du temps : « Changez le naturel et il revient au galop », di<text:span text:style-name="T95">t</text:span>-on. Pour un changement en profondeur, il vous faudra essayer, gagner du terrain, parfois en perdre un peu, pour en regagner, le changement ne sera pas immédiat, <text:span text:style-name="T95">il pourra prendre </text:span><text:span text:style-name="T96">plusieurs</text:span><text:span text:style-name="T95"> mois </text:span><text:span text:style-name="T96">(</text:span><text:span text:style-name="T95">ou des années </text:span><text:span text:style-name="T96">pour de grands changements) </text:span><text:span text:style-name="T95">mais avec le recul vous verrez que ce n’</text:span><text:span text:style-name="T97">était</text:span><text:span text:style-name="T95"> pas si couteux</text:span>. Comme changement global et systémique, il vous demandera d’essayer des choses, et de prendre goût à ce que vous avez mis en place suffisamment pour abandonner <text:span text:style-name="T95">petit à petit </text:span>vos mauvaises habitudes <text:span text:style-name="T98">et les remplacer par des gratifications plus épanouissantes pour votre corps et votre esprit</text:span>.</text:p>
      <text:p text:style-name="P26">Nous avons vu que le cerveau était un outil précieux que l’on pouvait entretenir, par la stimulation intellectuelle, artistique, l’expression de soi, la socialisation et l’exercice physique. Nous avons aussi vu que l’appareil digestif pouvait jouer un rôle dans la régulation de nos humeurs, une alimentation saine et variée est donc souhaitée. Le sommeil de part ses différentes fonctions est aussi très important, il est d’une importance capitale.</text:p>
      <text:p text:style-name="P26">Nous avons essayé de vous donner ici des outils pour avoir une prise sur votre quotidien, en ayant des objectifs qui vous permettent d’évoluer, en santé. Mettre en place de bonnes habitudes, bonnes pour la santé, pour diminuer la part des moins bonnes habitudes, et vous permettre d’affronter le quotidien dans de meilleures conditions.</text:p>
      <text:p text:style-name="P26">Votre organisation et votre planification doivent pouvoir vous permettre de tenir le cap et d’intégrer petit à petit certaines activité<text:span text:style-name="T191">s</text:span> à votre agenda, mais aussi de savoir savourer de petits plaisirs nécessaires à l’existence.</text:p>
      <text:p text:style-name="Text_20_body"/>
      <text:h text:style-name="P63" text:outline-level="2">Références</text:h>
      <text:p text:style-name="Text_20_body"><text:bookmark text:name="apa_FR"/>Bertran, F., Harand, C., Doidy, F. &amp; Rauchs, G. (2013). Rôle du sommeil dans la consolidation des souvenirs. <text:span text:style-name="T144">Revue de neuropsychologie</text:span>, 5, 273-280. <text:a xlink:type="simple" xlink:href="https://doi.org/10.1684/nrp.2013.0283" text:style-name="Internet_20_link" text:visited-style-name="Visited_20_Internet_20_Link">https://doi.org/10.1684/nrp.2013.0283</text:a> </text:p>
      <text:p text:style-name="Text_20_body">Enders, <text:span text:style-name="T156">G</text:span>. (201<text:span text:style-name="T156">5</text:span>). Le charme discret de l’intestin, tout sur un organe mal ai<text:span text:style-name="T156">mé.</text:span> Actes Sud, pp<text:span text:style-name="T156">158-183</text:span>.</text:p>
      <text:p text:style-name="Text_20_body"><text:span text:style-name="T155">Inserm (2021). </text:span>Microbiote intestinal (flore intestinale) - Une piste sérieuse pour comprendre l’origine de nombreuses maladies. <text:a xlink:type="simple" xlink:href="https://www.inserm.fr/dossier/microbiote-intestinal-flore-intestinale/" text:style-name="Internet_20_link" text:visited-style-name="Visited_20_Internet_20_Link">https://www.inserm.fr/dossier/microbiote-intestinal-flore-intestinale/</text:a></text:p>
      <text:p text:style-name="Text_20_body"><text:span text:style-name="T154">L’humanité (2019). </text:span>Microbiote : les intestins, une véritable usine à humeurs. <text:span text:style-name="T154">Journal l’Humanité (</text:span><text:a xlink:type="simple" xlink:href="https://www.humanite.fr/societe/sante/microbiote-les-intestins-une-veritable-usine-humeurs-668070" text:style-name="Internet_20_link" text:visited-style-name="Visited_20_Internet_20_Link"><text:span text:style-name="T154">https://www.humanite.fr/societe/sante/microbiote-les-intestins-une-veritable-usine-humeurs-668070</text:span></text:a><text:span text:style-name="T154">).</text:span></text:p>
      <text:p text:style-name="Text_20_body"><text:span text:style-name="T153">Le Monde avec AFP (2013). </text:span>Dormir permet au cerveau de se nettoyer. <text:span text:style-name="T153">Journal le Monde (</text:span><text:a xlink:type="simple" xlink:href="https://www.lemonde.fr/sciences/article/2013/10/18/dormir-permet-au-cerveau-de-se-nettoyer_3498019_1650684.html" text:style-name="Internet_20_link" text:visited-style-name="Visited_20_Internet_20_Link"><text:span text:style-name="T153">https://www.lemonde.fr/sciences/article/2013/10/18/dormir-permet-au-cerveau-de-se-nettoyer_3498019_1650684.html</text:span></text:a><text:span text:style-name="T153">)</text:span></text:p>
      <text:p text:style-name="Text_20_body">Masson, S. (2016). Aider les élèves à transformer leur cerveau en espaçant les périodes d’apprentissage. <text:span text:style-name="T144">Vivre le primaire</text:span>, <text:span text:style-name="T144">29</text:span>(2), 29.</text:p>
      <text:p text:style-name="Text_20_body"><text:span text:style-name="T148">Sidoryk-Wegrzynowicz, M., Wegrzynowicz, M., Lee, E., Bowman, A. B., &amp; Aschner, M. (2011). Role of astrocytes in brain function and disease. </text:span><text:span text:style-name="T146">Toxicologic pathology</text:span><text:span text:style-name="T148">, </text:span><text:span text:style-name="T146">39</text:span><text:span text:style-name="T148">(1), 115-123.</text:span></text:p>
      <text:p text:style-name="Text_20_body"><text:span text:style-name="T149">Vidal, </text:span><text:span text:style-name="T150">C. (2012) La plasticité cérébrale : une révolution en neurobiologie. </text:span><text:span text:style-name="T149">Dans Spirale 2012/3 (n° 63)2012/3 (n° 63), pages 17 à 22, Éditions Érès.</text:span></text:p>
      <text:p text:style-name="Text_20_body">Young, S. N. (2007). How to increase serotonin in the human brain without drugs. <text:span text:style-name="T144">Journal of psychiatry &amp; neuroscience: JPN</text:span>, <text:span text:style-name="T144">32</text:span>(6), 394.</text:p>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style:font-name="Liberation Serif1" fo:font-family="'Liberation Serif'" style:font-style-name="Gras" style:font-family-generic="roman" style:font-pitch="variable" fo:font-size="24pt" fo:font-weight="bold" style:font-size-asian="28pt" style:font-weight-asian="bold" style:font-size-complex="28pt" style:font-weight-complex="60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71aaa0" officeooo:paragraph-rsid="0071aaa0"/>
    </style:style>
    <style:style style:name="MP2" style:family="paragraph" style:parent-style-name="Footer">
      <style:paragraph-properties fo:text-align="start" style:justify-single-word="false"/>
    </style:style>
    <style:style style:name="MT1" style:family="text">
      <style:text-properties officeooo:rsid="00e49f3c"/>
    </style:style>
    <style:page-layout style:name="Mpm1">
      <style:page-layout-properties fo:page-width="21.001cm" fo:page-height="29.7cm" style:num-format="1" style:print-orientation="portrait" fo:margin-top="2cm" fo:margin-bottom="2cm" fo:margin-left="2cm" fo:margin-right="2cm" fo:background-color="#eeeeee" style:writing-mode="lr-tb" style:layout-grid-color="#c0c0c0" style:layout-grid-lines="20" style:layout-grid-base-height="0.706cm" style:layout-grid-ruby-height="0.353cm" style:layout-grid-mode="none" style:layout-grid-ruby-below="false" style:layout-grid-print="false" style:layout-grid-display="false" draw:fill="solid" draw:fill-color="#eeeeee"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fill="solid" draw:fill-color="#eeeeee" draw:opacity="100%"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Devoir final – formation Coursera – Apprendre comment Apprendre<text:tab/><text:date style:data-style-name="N37" text:date-value="2023-03-27T10:43:07.726435437" text:fixed="true">27/03/23</text:date></text:p>
      </style:header>
      <style:footer>
        <text:p text:style-name="MP2"><text:span text:style-name="MT1">Publié sous licence GPL3 © Stéphane Lassalvy 2023<text:tab/></text:span><text:page-number text:select-page="current">15</text:page-number>/<text:page-count>1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5T16:54:02.347980915</meta:creation-date>
    <dc:date>2023-03-27T10:45:17.589571213</dc:date>
    <meta:editing-duration>PT11H3M16S</meta:editing-duration>
    <meta:editing-cycles>146</meta:editing-cycles>
    <meta:generator>LibreOffice/7.0.4.2$Linux_X86_64 LibreOffice_project/00$Build-2</meta:generator>
    <meta:document-statistic meta:table-count="9" meta:image-count="0" meta:object-count="0" meta:page-count="15" meta:paragraph-count="182" meta:word-count="5136" meta:character-count="31673" meta:non-whitespace-character-count="26796"/>
  </office:meta>
</office:document-meta>
</file>